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Main Robocup Dataset 2- NN</text:p>
          </table:table-cell>
          <table:table-cell table:style-name="ce2" table:number-columns-repeated="2"/>
          <table:table-cell table:style-name="ce1" office:value-type="string">
            <text:p>2-NN</text:p>
          </table:table-cell>
          <table:table-cell table:style-name="ce1"/>
          <table:table-cell table:style-name="Default"/>
          <table:table-cell table:style-name="ce1" office:value-type="string">
            <text:p>Radius Matching</text:p>
          </table:table-cell>
          <table:table-cell table:style-name="ce6"/>
          <table:table-cell/>
          <table:table-cell table:style-name="ce1" office:value-type="string">
            <text:p>Varying Lighting (All used for Graphing purposes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2" table:number-columns-repeated="3"/>
          <table:table-cell table:style-name="Default"/>
          <table:table-cell table:style-name="ce2"/>
          <table:table-cell table:style-name="ce6"/>
          <table:table-cell/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Total Matches</text:p>
          </table:table-cell>
          <table:table-cell table:style-name="ce2" office:value-type="string">
            <text:p>Valid Matches</text:p>
          </table:table-cell>
          <table:table-cell table:style-name="ce2" office:value-type="string">
            <text:p>Invalid Matches</text:p>
          </table:table-cell>
          <table:table-cell table:style-name="ce2" office:value-type="string">
            <text:p>Image Zero Matches (MPS)</text:p>
          </table:table-cell>
          <table:table-cell table:style-name="Default" office:value-type="string">
            <text:p>Best Matches</text:p>
          </table:table-cell>
          <table:table-cell table:style-name="ce2" office:value-type="string">
            <text:p>Mean Num Interest Points</text:p>
          </table:table-cell>
          <table:table-cell table:style-name="ce6"/>
          <table:table-cell table:number-columns-repeated="2"/>
          <table:table-cell office:value-type="string">
            <text:p>Total Matches</text:p>
          </table:table-cell>
          <table:table-cell office:value-type="string">
            <text:p>Best Matches</text:p>
          </table:table-cell>
          <table:table-cell office:value-type="string">
            <text:p>Interest Poi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101.1">
            <text:p>101.10</text:p>
          </table:table-cell>
          <table:table-cell table:style-name="ce3" office:value-type="float" office:value="18.3">
            <text:p>18.30</text:p>
          </table:table-cell>
          <table:table-cell table:style-name="ce3" office:value-type="float" office:value="82.79">
            <text:p>82.79</text:p>
          </table:table-cell>
          <table:table-cell table:style-name="ce3" office:value-type="float" office:value="60">
            <text:p>60.00</text:p>
          </table:table-cell>
          <table:table-cell office:value-type="float" office:value="10.8">
            <text:p>10.80</text:p>
          </table:table-cell>
          <table:table-cell table:style-name="ce3" office:value-type="float" office:value="50.55">
            <text:p>50.55</text:p>
          </table:table-cell>
          <table:table-cell table:formula="of:=([.F4]/[.G4])" office:value-type="float" office:value="0.213649851632047">
            <text:p>0.21</text:p>
          </table:table-cell>
          <table:table-cell/>
          <table:table-cell office:value-type="string">
            <text:p>Original</text:p>
          </table:table-cell>
          <table:table-cell table:style-name="ce3" office:value-type="float" office:value="67.08">
            <text:p>67.08</text:p>
          </table:table-cell>
          <table:table-cell table:style-name="ce4" office:value-type="float" office:value="11.69">
            <text:p>11.69</text:p>
          </table:table-cell>
          <table:table-cell table:style-name="ce3" office:value-type="float" office:value="33.54">
            <text:p>33.54</text:p>
          </table:table-cell>
          <table:table-cell table:style-name="ce4" table:formula="of:=([.L4]/[.M4])" office:value-type="float" office:value="0.348539057841383">
            <text:p>0.35</text:p>
          </table:table-cell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90.95">
            <text:p>90.95</text:p>
          </table:table-cell>
          <table:table-cell table:style-name="ce3" office:value-type="float" office:value="15.26">
            <text:p>15.26</text:p>
          </table:table-cell>
          <table:table-cell table:style-name="ce3" office:value-type="float" office:value="75.68">
            <text:p>75.68</text:p>
          </table:table-cell>
          <table:table-cell table:style-name="ce3" office:value-type="float" office:value="105">
            <text:p>105.00</text:p>
          </table:table-cell>
          <table:table-cell office:value-type="float" office:value="8.37">
            <text:p>8.37</text:p>
          </table:table-cell>
          <table:table-cell table:style-name="ce3" office:value-type="float" office:value="45.47">
            <text:p>45.47</text:p>
          </table:table-cell>
          <table:table-cell table:formula="of:=([.F5]/[.G5])" office:value-type="float" office:value="0.184077413679349">
            <text:p>0.18</text:p>
          </table:table-cell>
          <table:table-cell/>
          <table:table-cell office:value-type="string">
            <text:p>Left fluorescent Light Off</text:p>
          </table:table-cell>
          <table:table-cell table:style-name="ce4" office:value-type="float" office:value="22.32">
            <text:p>22.32</text:p>
          </table:table-cell>
          <table:table-cell table:style-name="ce4" office:value-type="float" office:value="10.03">
            <text:p>10.03</text:p>
          </table:table-cell>
          <table:table-cell table:style-name="ce4" office:value-type="float" office:value="20.7">
            <text:p>20.70</text:p>
          </table:table-cell>
          <table:table-cell table:style-name="ce4" table:formula="of:=([.L5]/[.M5])" office:value-type="float" office:value="0.484541062801932">
            <text:p>0.48</text:p>
          </table:table-cell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9.41">
            <text:p>129.41</text:p>
          </table:table-cell>
          <table:table-cell table:style-name="ce3" office:value-type="float" office:value="21.63">
            <text:p>21.63</text:p>
          </table:table-cell>
          <table:table-cell table:style-name="ce3" office:value-type="float" office:value="107.78">
            <text:p>107.78</text:p>
          </table:table-cell>
          <table:table-cell table:style-name="ce3" office:value-type="float" office:value="8">
            <text:p>8.00</text:p>
          </table:table-cell>
          <table:table-cell office:value-type="float" office:value="13.5">
            <text:p>13.50</text:p>
          </table:table-cell>
          <table:table-cell table:style-name="ce3" office:value-type="float" office:value="64.71">
            <text:p>64.71</text:p>
          </table:table-cell>
          <table:table-cell table:formula="of:=([.F6]/[.G6])" office:value-type="float" office:value="0.208623087621697">
            <text:p>0.21</text:p>
          </table:table-cell>
          <table:table-cell/>
          <table:table-cell office:value-type="string">
            <text:p>Right fluorescent light and Main Lights off</text:p>
          </table:table-cell>
          <table:table-cell table:style-name="ce4" office:value-type="float" office:value="25.35">
            <text:p>25.35</text:p>
          </table:table-cell>
          <table:table-cell table:style-name="ce4" office:value-type="float" office:value="9.59">
            <text:p>9.59</text:p>
          </table:table-cell>
          <table:table-cell table:style-name="ce4" office:value-type="float" office:value="21.5">
            <text:p>21.50</text:p>
          </table:table-cell>
          <table:table-cell table:style-name="ce4" table:formula="of:=([.L6]/[.M6])" office:value-type="float" office:value="0.446046511627907">
            <text:p>0.45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18.73">
            <text:p>18.73</text:p>
          </table:table-cell>
          <table:table-cell table:style-name="ce3" office:value-type="float" office:value="57.73">
            <text:p>57.73</text:p>
          </table:table-cell>
          <table:table-cell table:style-name="ce3" office:value-type="float" office:value="108">
            <text:p>108.00</text:p>
          </table:table-cell>
          <table:table-cell office:value-type="float" office:value="10.64">
            <text:p>10.64</text:p>
          </table:table-cell>
          <table:table-cell table:style-name="ce3" office:value-type="float" office:value="38.23">
            <text:p>38.23</text:p>
          </table:table-cell>
          <table:table-cell table:formula="of:=([.F7]/[.G7])" office:value-type="float" office:value="0.278315459063563">
            <text:p>0.28</text:p>
          </table:table-cell>
          <table:table-cell/>
          <table:table-cell office:value-type="string">
            <text:p>Both fluorescent Lights off</text:p>
          </table:table-cell>
          <table:table-cell table:style-name="ce4" office:value-type="float" office:value="21.65">
            <text:p>21.65</text:p>
          </table:table-cell>
          <table:table-cell table:style-name="ce4" office:value-type="float" office:value="9.53">
            <text:p>9.53</text:p>
          </table:table-cell>
          <table:table-cell table:style-name="ce4" office:value-type="float" office:value="30.86">
            <text:p>30.86</text:p>
          </table:table-cell>
          <table:table-cell table:style-name="ce4" table:formula="of:=([.L7]/[.M7])" office:value-type="float" office:value="0.308813998703824">
            <text:p>0.31</text:p>
          </table:table-cell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17">
            <text:p>17.00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51.22">
            <text:p>51.22</text:p>
          </table:table-cell>
          <table:table-cell table:formula="of:=([.F8]/[.G8])" office:value-type="float" office:value="0.218664584146818">
            <text:p>0.22</text:p>
          </table:table-cell>
          <table:table-cell table:number-columns-repeated="2"/>
          <table:table-cell table:style-name="ce4" table:number-columns-repeated="4"/>
          <table:table-cell table:style-name="ce6"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/>
          <table:table-cell table:style-name="ce3"/>
          <table:table-cell table:number-columns-repeated="3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56.67">
            <text:p>56.67</text:p>
          </table:table-cell>
          <table:table-cell table:style-name="ce3" office:value-type="float" office:value="0.3">
            <text:p>0.30</text:p>
          </table:table-cell>
          <table:table-cell table:style-name="ce3" office:value-type="float" office:value="56.36">
            <text:p>56.36</text:p>
          </table:table-cell>
          <table:table-cell office:value-type="float" office:value="2925">
            <text:p>2925.00</text:p>
          </table:table-cell>
          <table:table-cell office:value-type="float" office:value="0.2">
            <text:p>0.20</text:p>
          </table:table-cell>
          <table:table-cell table:style-name="ce3" office:value-type="float" office:value="34.98">
            <text:p>34.98</text:p>
          </table:table-cell>
          <table:table-cell table:formula="of:=([.F10]/[.G10])" office:value-type="float" office:value="0.00571755288736421">
            <text:p>0.01</text:p>
          </table:table-cell>
          <table:table-cell/>
          <table:table-cell table:style-name="ce1" office:value-type="string">
            <text:p>Nikon Camera Robocup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55.1">
            <text:p>55.10</text:p>
          </table:table-cell>
          <table:table-cell table:style-name="ce3" office:value-type="float" office:value="0.53">
            <text:p>0.53</text:p>
          </table:table-cell>
          <table:table-cell table:style-name="ce3" office:value-type="float" office:value="54.57">
            <text:p>54.57</text:p>
          </table:table-cell>
          <table:table-cell office:value-type="float" office:value="2691">
            <text:p>2691.00</text:p>
          </table:table-cell>
          <table:table-cell office:value-type="float" office:value="0.34">
            <text:p>0.34</text:p>
          </table:table-cell>
          <table:table-cell table:style-name="ce3" office:value-type="float" office:value="32.98">
            <text:p>32.98</text:p>
          </table:table-cell>
          <table:table-cell table:formula="of:=([.F11]/[.G11])" office:value-type="float" office:value="0.0103092783505155">
            <text:p>0.01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70.83">
            <text:p>70.83</text:p>
          </table:table-cell>
          <table:table-cell table:style-name="ce3" office:value-type="float" office:value="1.32">
            <text:p>1.32</text:p>
          </table:table-cell>
          <table:table-cell table:style-name="ce3" office:value-type="float" office:value="69.51">
            <text:p>69.51</text:p>
          </table:table-cell>
          <table:table-cell office:value-type="float" office:value="1626">
            <text:p>1626.00</text:p>
          </table:table-cell>
          <table:table-cell office:value-type="float" office:value="0.99">
            <text:p>0.99</text:p>
          </table:table-cell>
          <table:table-cell table:style-name="ce3" office:value-type="float" office:value="43.97">
            <text:p>43.97</text:p>
          </table:table-cell>
          <table:table-cell table:formula="of:=([.F12]/[.G12])" office:value-type="float" office:value="0.0225153513759381">
            <text:p>0.02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4"/>
          <table:table-cell table:style-name="ce6"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41.83">
            <text:p>41.83</text:p>
          </table:table-cell>
          <table:table-cell table:style-name="ce3" office:value-type="float" office:value="0.3">
            <text:p>0.30</text:p>
          </table:table-cell>
          <table:table-cell table:style-name="ce3" office:value-type="float" office:value="41.54">
            <text:p>41.54</text:p>
          </table:table-cell>
          <table:table-cell office:value-type="float" office:value="2972">
            <text:p>2972.00</text:p>
          </table:table-cell>
          <table:table-cell office:value-type="float" office:value="0.2">
            <text:p>0.20</text:p>
          </table:table-cell>
          <table:table-cell table:style-name="ce3" office:value-type="float" office:value="26.18">
            <text:p>26.18</text:p>
          </table:table-cell>
          <table:table-cell table:formula="of:=([.F13]/[.G13])" office:value-type="float" office:value="0.00763941940412529">
            <text:p>0.01</text:p>
          </table:table-cell>
          <table:table-cell/>
          <table:table-cell office:value-type="string">
            <text:p>Nao only </text:p>
          </table:table-cell>
          <table:table-cell table:style-name="ce4" office:value-type="float" office:value="29.78">
            <text:p>29.78</text:p>
          </table:table-cell>
          <table:table-cell table:style-name="ce4" office:value-type="float" office:value="11.69">
            <text:p>11.69</text:p>
          </table:table-cell>
          <table:table-cell table:style-name="ce4" office:value-type="float" office:value="21.3">
            <text:p>21.30</text:p>
          </table:table-cell>
          <table:table-cell table:style-name="ce4" table:formula="of:=([.L13]/[.M13])" office:value-type="float" office:value="0.548826291079812">
            <text:p>0.55</text:p>
          </table:table-cell>
          <table:table-cell table:style-name="ce6"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office:value-type="float" office:value="121">
            <text:p>121.00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52.24">
            <text:p>52.24</text:p>
          </table:table-cell>
          <table:table-cell table:formula="of:=([.F14]/[.G14])" office:value-type="float" office:value="0.123277182235835">
            <text:p>0.12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17.06">
            <text:p>17.06</text:p>
          </table:table-cell>
          <table:table-cell table:style-name="ce4" office:value-type="float" office:value="7.2">
            <text:p>7.20</text:p>
          </table:table-cell>
          <table:table-cell table:style-name="ce4" office:value-type="float" office:value="22.9">
            <text:p>22.90</text:p>
          </table:table-cell>
          <table:table-cell table:style-name="ce4" table:formula="of:=([.L14]/[.M14])" office:value-type="float" office:value="0.314410480349345">
            <text:p>0.31</text:p>
          </table:table-cell>
          <table:table-cell table:style-name="ce6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style-name="ce3"/>
          <table:table-cell table:number-columns-repeated="3"/>
          <table:table-cell table:style-name="ce4" office:value-type="string">
            <text:p>Non-overlapping images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 table:number-columns-repeated="4"/>
          <table:table-cell/>
          <table:table-cell table:style-name="ce3"/>
          <table:table-cell table:number-columns-repeated="2"/>
          <table:table-cell office:value-type="string">
            <text:p>Nao only</text:p>
          </table:table-cell>
          <table:table-cell table:style-name="ce4" office:value-type="float" office:value="3.05">
            <text:p>3.05</text:p>
          </table:table-cell>
          <table:table-cell table:style-name="ce4" office:value-type="float" office:value="1.46">
            <text:p>1.46</text:p>
          </table:table-cell>
          <table:table-cell table:style-name="ce4" office:value-type="float" office:value="13">
            <text:p>13.00</text:p>
          </table:table-cell>
          <table:table-cell table:style-name="ce4" table:formula="of:=([.L16]/[.M16])" office:value-type="float" office:value="0.112307692307692">
            <text:p>0.11</text:p>
          </table:table-cell>
          <table:table-cell table:style-name="ce6"/>
        </table:table-row>
        <table:table-row table:style-name="ro1">
          <table:table-cell table:style-name="ce2"/>
          <table:table-cell table:style-name="ce3" office:value-type="string">
            <text:p>Total Matches</text:p>
          </table:table-cell>
          <table:table-cell table:style-name="ce3" office:value-type="string">
            <text:p>Valid Matches</text:p>
          </table:table-cell>
          <table:table-cell table:style-name="ce3" office:value-type="string">
            <text:p>Invalid Matches</text:p>
          </table:table-cell>
          <table:table-cell table:style-name="ce3"/>
          <table:table-cell/>
          <table:table-cell table:style-name="ce3" office:value-type="string">
            <text:p>Mean Num Interest Points</text:p>
          </table:table-cell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0.68">
            <text:p>0.68</text:p>
          </table:table-cell>
          <table:table-cell table:style-name="ce4" office:value-type="float" office:value="25.12">
            <text:p>25.12</text:p>
          </table:table-cell>
          <table:table-cell table:style-name="ce4" table:formula="of:=([.L17]/[.M17])" office:value-type="float" office:value="0.0270700636942675">
            <text:p>0.03</text:p>
          </table:table-cell>
          <table:table-cell table:style-name="ce6"/>
        </table:table-row>
        <table:table-row table:style-name="ro1">
          <table:table-cell table:style-name="ce2" office:value-type="string">
            <text:p>BRISK0</text:p>
          </table:table-cell>
          <table:table-cell table:style-name="ce3" office:value-type="float" office:value="46.25">
            <text:p>46.25</text:p>
          </table:table-cell>
          <table:table-cell table:style-name="ce3" office:value-type="float" office:value="29.23">
            <text:p>29.23</text:p>
          </table:table-cell>
          <table:table-cell table:style-name="ce3" office:value-type="float" office:value="17.02">
            <text:p>17.02</text:p>
          </table:table-cell>
          <table:table-cell table:style-name="ce3" office:value-type="float" office:value="55">
            <text:p>55.00</text:p>
          </table:table-cell>
          <table:table-cell office:value-type="float" office:value="11.3">
            <text:p>11.30</text:p>
          </table:table-cell>
          <table:table-cell table:style-name="ce3" office:value-type="float" office:value="20.51">
            <text:p>20.51</text:p>
          </table:table-cell>
          <table:table-cell table:formula="of:=([.F18]/[.G18])" office:value-type="float" office:value="0.550950755728913">
            <text:p>0.55</text:p>
          </table:table-cell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53.69">
            <text:p>53.69</text:p>
          </table:table-cell>
          <table:table-cell table:style-name="ce3" office:value-type="float" office:value="36.59">
            <text:p>36.59</text:p>
          </table:table-cell>
          <table:table-cell table:style-name="ce3" office:value-type="float" office:value="17.1">
            <text:p>17.10</text:p>
          </table:table-cell>
          <table:table-cell table:style-name="ce3" office:value-type="float" office:value="402">
            <text:p>402.00</text:p>
          </table:table-cell>
          <table:table-cell office:value-type="float" office:value="9.47">
            <text:p>9.47</text:p>
          </table:table-cell>
          <table:table-cell table:style-name="ce3" office:value-type="float" office:value="16.37">
            <text:p>16.37</text:p>
          </table:table-cell>
          <table:table-cell table:formula="of:=([.F19]/[.G19])" office:value-type="float" office:value="0.578497251069029">
            <text:p>0.58</text:p>
          </table:table-cell>
          <table:table-cell/>
          <table:table-cell table:style-name="ce1" office:value-type="string">
            <text:p>Nikon Camera Large Hall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.67">
            <text:p>12.67</text:p>
          </table:table-cell>
          <table:table-cell table:style-name="ce3" office:value-type="float" office:value="9.74">
            <text:p>9.74</text:p>
          </table:table-cell>
          <table:table-cell table:style-name="ce3" office:value-type="float" office:value="2.93">
            <text:p>2.93</text:p>
          </table:table-cell>
          <table:table-cell table:style-name="ce3" office:value-type="float" office:value="77">
            <text:p>77.00</text:p>
          </table:table-cell>
          <table:table-cell office:value-type="float" office:value="8.11">
            <text:p>8.11</text:p>
          </table:table-cell>
          <table:table-cell table:style-name="ce3" office:value-type="float" office:value="32.21">
            <text:p>32.21</text:p>
          </table:table-cell>
          <table:table-cell table:formula="of:=([.F20]/[.G20])" office:value-type="float" office:value="0.251785159888233">
            <text:p>0.25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29.78">
            <text:p>29.78</text:p>
          </table:table-cell>
          <table:table-cell table:style-name="ce3" office:value-type="float" office:value="23.13">
            <text:p>23.13</text:p>
          </table:table-cell>
          <table:table-cell table:style-name="ce3"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office:value-type="float" office:value="11.69">
            <text:p>11.69</text:p>
          </table:table-cell>
          <table:table-cell table:style-name="ce3" office:value-type="float" office:value="21.3">
            <text:p>21.30</text:p>
          </table:table-cell>
          <table:table-cell table:formula="of:=([.F21]/[.G21])" office:value-type="float" office:value="0.548826291079812">
            <text:p>0.55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4"/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17">
            <text:p>17.00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51.22">
            <text:p>51.22</text:p>
          </table:table-cell>
          <table:table-cell table:formula="of:=([.F22]/[.G22])" office:value-type="float" office:value="0.218664584146818">
            <text:p>0.22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96.88">
            <text:p>96.88</text:p>
          </table:table-cell>
          <table:table-cell table:style-name="ce4" office:value-type="float" office:value="50.6">
            <text:p>50.60</text:p>
          </table:table-cell>
          <table:table-cell table:style-name="ce4" office:value-type="float" office:value="98.38">
            <text:p>98.38</text:p>
          </table:table-cell>
          <table:table-cell table:style-name="ce4" table:formula="of:=([.L22]/[.M22])" office:value-type="float" office:value="0.51433218133767">
            <text:p>0.51</text:p>
          </table:table-cell>
          <table:table-cell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/>
          <table:table-cell table:style-name="ce3"/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27.16">
            <text:p>27.16</text:p>
          </table:table-cell>
          <table:table-cell table:style-name="ce4" office:value-type="float" office:value="12.21">
            <text:p>12.21</text:p>
          </table:table-cell>
          <table:table-cell table:style-name="ce4" office:value-type="float" office:value="98.44">
            <text:p>98.44</text:p>
          </table:table-cell>
          <table:table-cell table:style-name="ce4" table:formula="of:=([.L23]/[.M23])" office:value-type="float" office:value="0.12403494514425">
            <text:p>0.12</text:p>
          </table:table-cell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8.05">
            <text:p>8.05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3.95">
            <text:p>3.95</text:p>
          </table:table-cell>
          <table:table-cell table:style-name="ce3" office:value-type="float" office:value="572">
            <text:p>572.00</text:p>
          </table:table-cell>
          <table:table-cell office:value-type="float" office:value="1.88">
            <text:p>1.88</text:p>
          </table:table-cell>
          <table:table-cell table:style-name="ce3" office:value-type="float" office:value="12.33">
            <text:p>12.33</text:p>
          </table:table-cell>
          <table:table-cell table:formula="of:=([.F24]/[.G24])" office:value-type="float" office:value="0.152473641524736">
            <text:p>0.15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2.89">
            <text:p>2.89</text:p>
          </table:table-cell>
          <table:table-cell table:style-name="ce3" office:value-type="float" office:value="1.49">
            <text:p>1.49</text:p>
          </table:table-cell>
          <table:table-cell table:style-name="ce3" office:value-type="float" office:value="1.4">
            <text:p>1.40</text:p>
          </table:table-cell>
          <table:table-cell table:style-name="ce3" office:value-type="float" office:value="2005">
            <text:p>2005.00</text:p>
          </table:table-cell>
          <table:table-cell office:value-type="float" office:value="0.63">
            <text:p>0.63</text:p>
          </table:table-cell>
          <table:table-cell table:style-name="ce3" office:value-type="float" office:value="7.67">
            <text:p>7.67</text:p>
          </table:table-cell>
          <table:table-cell table:formula="of:=([.F25]/[.G25])" office:value-type="float" office:value="0.0821382007822686">
            <text:p>0.08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7.55">
            <text:p>7.55</text:p>
          </table:table-cell>
          <table:table-cell table:style-name="ce4" office:value-type="float" office:value="3.5">
            <text:p>3.50</text:p>
          </table:table-cell>
          <table:table-cell table:style-name="ce4" office:value-type="float" office:value="110.76">
            <text:p>110.76</text:p>
          </table:table-cell>
          <table:table-cell table:style-name="ce4" table:formula="of:=([.L25]/[.M25])" office:value-type="float" office:value="0.0315998555435175">
            <text:p>0.03</text:p>
          </table:table-cell>
          <table:table-cell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1.19">
            <text:p>1.19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0.77">
            <text:p>0.77</text:p>
          </table:table-cell>
          <table:table-cell table:style-name="ce3" office:value-type="float" office:value="2440">
            <text:p>2440.00</text:p>
          </table:table-cell>
          <table:table-cell office:value-type="float" office:value="0.39">
            <text:p>0.39</text:p>
          </table:table-cell>
          <table:table-cell table:style-name="ce3" office:value-type="float" office:value="20.37">
            <text:p>20.37</text:p>
          </table:table-cell>
          <table:table-cell table:formula="of:=([.F26]/[.G26])" office:value-type="float" office:value="0.0191458026509573">
            <text:p>0.02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8.3">
            <text:p>8.30</text:p>
          </table:table-cell>
          <table:table-cell table:style-name="ce4" office:value-type="float" office:value="2.67">
            <text:p>2.67</text:p>
          </table:table-cell>
          <table:table-cell table:style-name="ce4" office:value-type="float" office:value="88.96">
            <text:p>88.96</text:p>
          </table:table-cell>
          <table:table-cell table:style-name="ce4" table:formula="of:=([.L26]/[.M26])" office:value-type="float" office:value="0.0300134892086331">
            <text:p>0.03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419">
            <text:p>1419.00</text:p>
          </table:table-cell>
          <table:table-cell office:value-type="float" office:value="1.08">
            <text:p>1.08</text:p>
          </table:table-cell>
          <table:table-cell table:style-name="ce3" office:value-type="float" office:value="13">
            <text:p>13.00</text:p>
          </table:table-cell>
          <table:table-cell table:formula="of:=([.F27]/[.G27])" office:value-type="float" office:value="0.0830769230769231">
            <text:p>0.08</text:p>
          </table:table-cell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table:style-name="ce3" office:value-type="float" office:value="121">
            <text:p>121.00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52.24">
            <text:p>52.24</text:p>
          </table:table-cell>
          <table:table-cell table:formula="of:=([.F28]/[.G28])" office:value-type="float" office:value="0.123277182235835">
            <text:p>0.12</text:p>
          </table:table-cell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number-columns-repeated="9"/>
          <table:table-cell table:style-name="ce1" office:value-type="string">
            <text:p>Google Street View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>
            <text:p>Office Environment 2-NN</text:p>
          </table:table-cell>
          <table:table-cell table:number-columns-repeated="8"/>
          <table:table-cell office:value-type="string">
            <text:p>Method (2-NN)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string">
            <text:p>Method </text:p>
          </table:table-cell>
          <table:table-cell office:value-type="string">
            <text:p>Overlapping images</text:p>
          </table:table-cell>
          <table:table-cell table:number-columns-repeated="8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2"/>
          <table:table-cell office:value-type="string">
            <text:p>Street View </text:p>
          </table:table-cell>
          <table:table-cell table:style-name="ce4" office:value-type="float" office:value="160.39">
            <text:p>160.39</text:p>
          </table:table-cell>
          <table:table-cell table:style-name="ce4" office:value-type="float" office:value="28.38">
            <text:p>28.38</text:p>
          </table:table-cell>
          <table:table-cell table:style-name="ce4" office:value-type="float" office:value="154.88">
            <text:p>154.88</text:p>
          </table:table-cell>
          <table:table-cell table:style-name="ce4" table:formula="of:=([.L32]/[.M32])" office:value-type="float" office:value="0.183238636363636">
            <text:p>0.18</text:p>
          </table:table-cell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266.36">
            <text:p>266.36</text:p>
          </table:table-cell>
          <table:table-cell office:value-type="float" office:value="36.94">
            <text:p>36.94</text:p>
          </table:table-cell>
          <table:table-cell office:value-type="float" office:value="229.43">
            <text:p>229.43</text:p>
          </table:table-cell>
          <table:table-cell office:value-type="float" office:value="11">
            <text:p>11.00</text:p>
          </table:table-cell>
          <table:table-cell office:value-type="float" office:value="21.26">
            <text:p>21.26</text:p>
          </table:table-cell>
          <table:table-cell office:value-type="float" office:value="133.18">
            <text:p>133.18</text:p>
          </table:table-cell>
          <table:table-cell table:formula="of:=([.F33]/[.G33])" office:value-type="float" office:value="0.159633578615408">
            <text:p>0.16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string">
            <text:p>BRISK</text:p>
          </table:table-cell>
          <table:table-cell office:value-type="float" office:value="262.03">
            <text:p>262.03</text:p>
          </table:table-cell>
          <table:table-cell office:value-type="float" office:value="26.67">
            <text:p>26.67</text:p>
          </table:table-cell>
          <table:table-cell office:value-type="float" office:value="235.36">
            <text:p>235.36</text:p>
          </table:table-cell>
          <table:table-cell office:value-type="float" office:value="17">
            <text:p>17.00</text:p>
          </table:table-cell>
          <table:table-cell office:value-type="float" office:value="14.91">
            <text:p>14.91</text:p>
          </table:table-cell>
          <table:table-cell office:value-type="float" office:value="131.01">
            <text:p>131.01</text:p>
          </table:table-cell>
          <table:table-cell table:formula="of:=([.F34]/[.G34])" office:value-type="float" office:value="0.113808106251431">
            <text:p>0.11</text:p>
          </table:table-cell>
          <table:table-cell/>
          <table:table-cell office:value-type="string">
            <text:p>Street View</text:p>
          </table:table-cell>
          <table:table-cell table:style-name="ce4" office:value-type="float" office:value="28.21">
            <text:p>28.21</text:p>
          </table:table-cell>
          <table:table-cell table:style-name="ce4" office:value-type="float" office:value="11.5">
            <text:p>11.50</text:p>
          </table:table-cell>
          <table:table-cell table:style-name="ce4" office:value-type="float" office:value="153.01">
            <text:p>153.01</text:p>
          </table:table-cell>
          <table:table-cell table:style-name="ce4" table:formula="of:=([.L34]/[.M34])" office:value-type="float" office:value="0.0751584863734397">
            <text:p>0.08</text:p>
          </table:table-cell>
          <table:table-cell/>
        </table:table-row>
        <table:table-row table:style-name="ro1">
          <table:table-cell office:value-type="string">
            <text:p>BRISK0-SURF2D </text:p>
          </table:table-cell>
          <table:table-cell office:value-type="float" office:value="338.03">
            <text:p>338.03</text:p>
          </table:table-cell>
          <table:table-cell office:value-type="float" office:value="39.26">
            <text:p>39.26</text:p>
          </table:table-cell>
          <table:table-cell office:value-type="float" office:value="298.78">
            <text:p>298.78</text:p>
          </table:table-cell>
          <table:table-cell office:value-type="float" office:value="0">
            <text:p>0.00</text:p>
          </table:table-cell>
          <table:table-cell office:value-type="float" office:value="23.72">
            <text:p>23.72</text:p>
          </table:table-cell>
          <table:table-cell office:value-type="float" office:value="169.02">
            <text:p>169.02</text:p>
          </table:table-cell>
          <table:table-cell table:formula="of:=([.F35]/[.G35])" office:value-type="float" office:value="0.140338421488581">
            <text:p>0.14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2.14">
            <text:p>202.14</text:p>
          </table:table-cell>
          <table:table-cell office:value-type="float" office:value="32.57">
            <text:p>32.57</text:p>
          </table:table-cell>
          <table:table-cell office:value-type="float" office:value="169.58">
            <text:p>169.58</text:p>
          </table:table-cell>
          <table:table-cell office:value-type="float" office:value="35">
            <text:p>35.00</text:p>
          </table:table-cell>
          <table:table-cell office:value-type="float" office:value="18.3">
            <text:p>18.30</text:p>
          </table:table-cell>
          <table:table-cell office:value-type="float" office:value="101.07">
            <text:p>101.07</text:p>
          </table:table-cell>
          <table:table-cell table:formula="of:=([.F36]/[.G36])" office:value-type="float" office:value="0.181062629860493">
            <text:p>0.18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0">
            <text:p>0.00</text:p>
          </table:table-cell>
          <table:table-cell office:value-type="float" office:value="16">
            <text:p>16.00</text:p>
          </table:table-cell>
          <table:table-cell office:value-type="float" office:value="69.43">
            <text:p>69.43</text:p>
          </table:table-cell>
          <table:table-cell table:formula="of:=([.F37]/[.G37])" office:value-type="float" office:value="0.230447933170099">
            <text:p>0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7"/>
          <table:table-cell office:value-type="string">
            <text:p>2-NN</text:p>
          </table:table-cell>
          <table:table-cell/>
          <table:table-cell office:value-type="string">
            <text:p>Main Robocup Dataset</text:p>
          </table:table-cell>
          <table:table-cell table:number-columns-repeated="3"/>
        </table:table-row>
        <table:table-row table:style-name="ro1">
          <table:table-cell office:value-type="string">
            <text:p>BRISK0 </text:p>
          </table:table-cell>
          <table:table-cell office:value-type="float" office:value="257.44">
            <text:p>257.44</text:p>
          </table:table-cell>
          <table:table-cell office:value-type="float" office:value="0.92">
            <text:p>0.92</text:p>
          </table:table-cell>
          <table:table-cell office:value-type="float" office:value="256.52">
            <text:p>256.52</text:p>
          </table:table-cell>
          <table:table-cell office:value-type="float" office:value="374">
            <text:p>374.00</text:p>
          </table:table-cell>
          <table:table-cell office:value-type="float" office:value="0.61">
            <text:p>0.61</text:p>
          </table:table-cell>
          <table:table-cell office:value-type="float" office:value="131.22">
            <text:p>131.22</text:p>
          </table:table-cell>
          <table:table-cell table:formula="of:=([.F39]/[.G39])" office:value-type="float" office:value="0.00464868160341411">
            <text:p>0.00</text:p>
          </table:table-cell>
          <table:table-cell/>
          <table:table-cell office:value-type="string">
            <text:p>Radius Matching</text:p>
          </table:table-cell>
          <table:table-cell/>
          <table:table-cell office:value-type="string">
            <text:p>Office Environment</text:p>
          </table:table-cell>
          <table:table-cell table:number-columns-repeated="3"/>
        </table:table-row>
        <table:table-row table:style-name="ro1">
          <table:table-cell office:value-type="string">
            <text:p>BRISK </text:p>
          </table:table-cell>
          <table:table-cell office:value-type="float" office:value="324.24">
            <text:p>324.24</text:p>
          </table:table-cell>
          <table:table-cell office:value-type="float" office:value="0.64">
            <text:p>0.64</text:p>
          </table:table-cell>
          <table:table-cell office:value-type="float" office:value="323.6">
            <text:p>323.60</text:p>
          </table:table-cell>
          <table:table-cell office:value-type="float" office:value="412">
            <text:p>412.00</text:p>
          </table:table-cell>
          <table:table-cell office:value-type="float" office:value="0.42">
            <text:p>0.42</text:p>
          </table:table-cell>
          <table:table-cell office:value-type="float" office:value="138.74">
            <text:p>138.74</text:p>
          </table:table-cell>
          <table:table-cell table:formula="of:=([.F40]/[.G40])" office:value-type="float" office:value="0.00302724520686176">
            <text:p>0.00</text:p>
          </table:table-cell>
          <table:table-cell/>
          <table:table-cell office:value-type="string">
            <text:p>RANSAC</text:p>
          </table:table-cell>
          <table:table-cell/>
          <table:table-cell office:value-type="string">
            <text:p>Large Hall Environment</text:p>
          </table:table-cell>
          <table:table-cell table:number-columns-repeated="3"/>
        </table:table-row>
        <table:table-row table:style-name="ro1">
          <table:table-cell office:value-type="string">
            <text:p>BRISK0-SURF2D</text:p>
          </table:table-cell>
          <table:table-cell office:value-type="float" office:value="317.28">
            <text:p>317.28</text:p>
          </table:table-cell>
          <table:table-cell office:value-type="float" office:value="6.46">
            <text:p>6.46</text:p>
          </table:table-cell>
          <table:table-cell office:value-type="float" office:value="310.83">
            <text:p>310.83</text:p>
          </table:table-cell>
          <table:table-cell office:value-type="float" office:value="48">
            <text:p>48.00</text:p>
          </table:table-cell>
          <table:table-cell office:value-type="float" office:value="4.48">
            <text:p>4.48</text:p>
          </table:table-cell>
          <table:table-cell office:value-type="float" office:value="165.87">
            <text:p>165.87</text:p>
          </table:table-cell>
          <table:table-cell table:formula="of:=([.F41]/[.G41])" office:value-type="float" office:value="0.0270091035148007">
            <text:p>0.03</text:p>
          </table:table-cell>
          <table:table-cell table:number-columns-repeated="7"/>
        </table:table-row>
        <table:table-row table:style-name="ro2">
          <table:table-cell office:value-type="string">
            <text:p>BRISK0 - UBRISK</text:p>
          </table:table-cell>
          <table:table-cell office:value-type="float" office:value="207.68">
            <text:p>207.68</text:p>
          </table:table-cell>
          <table:table-cell office:value-type="float" office:value="0.72">
            <text:p>0.72</text:p>
          </table:table-cell>
          <table:table-cell office:value-type="float" office:value="206.96">
            <text:p>206.96</text:p>
          </table:table-cell>
          <table:table-cell office:value-type="float" office:value="399">
            <text:p>399.00</text:p>
          </table:table-cell>
          <table:table-cell office:value-type="float" office:value="0.5">
            <text:p>0.50</text:p>
          </table:table-cell>
          <table:table-cell office:value-type="float" office:value="101.17">
            <text:p>101.17</text:p>
          </table:table-cell>
          <table:table-cell table:formula="of:=([.F42]/[.G42])" office:value-type="float" office:value="0.00494217653454581">
            <text:p>0.00</text:p>
          </table:table-cell>
          <table:table-cell/>
          <table:table-cell office:value-type="string">
            <text:p>Main Robocup Dataset (All Lights On)</text:p>
          </table:table-cell>
          <table:table-cell table:number-columns-repeated="5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24">
            <text:p>24.00</text:p>
          </table:table-cell>
          <table:table-cell office:value-type="float" office:value="5.9">
            <text:p>5.90</text:p>
          </table:table-cell>
          <table:table-cell office:value-type="float" office:value="70.93">
            <text:p>70.93</text:p>
          </table:table-cell>
          <table:table-cell table:formula="of:=([.F43]/[.G43])" office:value-type="float" office:value="0.0831806005921331">
            <text:p>0.08</text:p>
          </table:table-cell>
          <table:table-cell/>
          <table:table-cell office:value-type="string">
            <text:p>1- Left Light: off, Right Light: on, Main Lights: 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2- Left Light: on, Right Light: off, Main Lights: off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8"/>
          <table:table-cell office:value-type="string">
            <text:p>3- Left Light: off, Right Light: off, Main Lights: 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27.72">
            <text:p>27.72</text:p>
          </table:table-cell>
          <table:table-cell office:value-type="float" office:value="20.09">
            <text:p>20.09</text:p>
          </table:table-cell>
          <table:table-cell office:value-type="float" office:value="7.63">
            <text:p>7.63</text:p>
          </table:table-cell>
          <table:table-cell office:value-type="float" office:value="23">
            <text:p>23.00</text:p>
          </table:table-cell>
          <table:table-cell office:value-type="float" office:value="13.62">
            <text:p>13.62</text:p>
          </table:table-cell>
          <table:table-cell office:value-type="float" office:value="51.45">
            <text:p>51.45</text:p>
          </table:table-cell>
          <table:table-cell table:formula="of:=([.F47]/[.G47])" office:value-type="float" office:value="0.264723032069971">
            <text:p>0.26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24.68">
            <text:p>24.68</text:p>
          </table:table-cell>
          <table:table-cell office:value-type="float" office:value="19.23">
            <text:p>19.23</text:p>
          </table:table-cell>
          <table:table-cell office:value-type="float" office:value="5.45">
            <text:p>5.45</text:p>
          </table:table-cell>
          <table:table-cell office:value-type="float" office:value="12">
            <text:p>12.00</text:p>
          </table:table-cell>
          <table:table-cell office:value-type="float" office:value="12.81">
            <text:p>12.81</text:p>
          </table:table-cell>
          <table:table-cell office:value-type="float" office:value="51.87">
            <text:p>51.87</text:p>
          </table:table-cell>
          <table:table-cell table:formula="of:=([.F48]/[.G48])" office:value-type="float" office:value="0.246963562753036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52.61">
            <text:p>52.61</text:p>
          </table:table-cell>
          <table:table-cell office:value-type="float" office:value="35.4">
            <text:p>35.40</text:p>
          </table:table-cell>
          <table:table-cell office:value-type="float" office:value="17.21">
            <text:p>17.21</text:p>
          </table:table-cell>
          <table:table-cell office:value-type="float" office:value="7">
            <text:p>7.00</text:p>
          </table:table-cell>
          <table:table-cell office:value-type="float" office:value="19.6">
            <text:p>19.60</text:p>
          </table:table-cell>
          <table:table-cell office:value-type="float" office:value="84.43">
            <text:p>84.43</text:p>
          </table:table-cell>
          <table:table-cell table:formula="of:=([.F49]/[.G49])" office:value-type="float" office:value="0.232144972166292">
            <text:p>0.2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45.66">
            <text:p>45.66</text:p>
          </table:table-cell>
          <table:table-cell office:value-type="float" office:value="34.94">
            <text:p>34.94</text:p>
          </table:table-cell>
          <table:table-cell office:value-type="float" office:value="10.71">
            <text:p>10.71</text:p>
          </table:table-cell>
          <table:table-cell office:value-type="float" office:value="13">
            <text:p>13.00</text:p>
          </table:table-cell>
          <table:table-cell office:value-type="float" office:value="20.53">
            <text:p>20.53</text:p>
          </table:table-cell>
          <table:table-cell office:value-type="float" office:value="53.4">
            <text:p>53.40</text:p>
          </table:table-cell>
          <table:table-cell table:formula="of:=([.F50]/[.G50])" office:value-type="float" office:value="0.384456928838951">
            <text:p>0.38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0">
            <text:p>0.00</text:p>
          </table:table-cell>
          <table:table-cell office:value-type="float" office:value="16">
            <text:p>16.00</text:p>
          </table:table-cell>
          <table:table-cell office:value-type="float" office:value="69.43">
            <text:p>69.43</text:p>
          </table:table-cell>
          <table:table-cell table:formula="of:=([.F51]/[.G51])" office:value-type="float" office:value="0.230447933170099">
            <text:p>0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1.88">
            <text:p>1.88</text:p>
          </table:table-cell>
          <table:table-cell office:value-type="float" office:value="0.85">
            <text:p>0.85</text:p>
          </table:table-cell>
          <table:table-cell office:value-type="float" office:value="1.04">
            <text:p>1.04</text:p>
          </table:table-cell>
          <table:table-cell office:value-type="float" office:value="354">
            <text:p>354.00</text:p>
          </table:table-cell>
          <table:table-cell office:value-type="float" office:value="0.75">
            <text:p>0.75</text:p>
          </table:table-cell>
          <table:table-cell office:value-type="float" office:value="52.93">
            <text:p>52.93</text:p>
          </table:table-cell>
          <table:table-cell table:formula="of:=([.F53]/[.G53])" office:value-type="float" office:value="0.0141696580389193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1.67">
            <text:p>1.67</text:p>
          </table:table-cell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385">
            <text:p>385.00</text:p>
          </table:table-cell>
          <table:table-cell office:value-type="float" office:value="0.6">
            <text:p>0.60</text:p>
          </table:table-cell>
          <table:table-cell office:value-type="float" office:value="58.72">
            <text:p>58.72</text:p>
          </table:table-cell>
          <table:table-cell table:formula="of:=([.F54]/[.G54])" office:value-type="float" office:value="0.0102179836512262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4.74">
            <text:p>4.74</text:p>
          </table:table-cell>
          <table:table-cell office:value-type="float" office:value="1.52">
            <text:p>1.52</text:p>
          </table:table-cell>
          <table:table-cell office:value-type="float" office:value="3.22">
            <text:p>3.22</text:p>
          </table:table-cell>
          <table:table-cell office:value-type="float" office:value="261">
            <text:p>261.00</text:p>
          </table:table-cell>
          <table:table-cell office:value-type="float" office:value="1.33">
            <text:p>1.33</text:p>
          </table:table-cell>
          <table:table-cell office:value-type="float" office:value="85.83">
            <text:p>85.83</text:p>
          </table:table-cell>
          <table:table-cell table:formula="of:=([.F55]/[.G55])" office:value-type="float" office:value="0.0154957474076663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.75">
            <text:p>2.75</text:p>
          </table:table-cell>
          <table:table-cell office:value-type="float" office:value="1.27">
            <text:p>1.27</text:p>
          </table:table-cell>
          <table:table-cell office:value-type="float" office:value="1.48">
            <text:p>1.48</text:p>
          </table:table-cell>
          <table:table-cell office:value-type="float" office:value="282">
            <text:p>282.00</text:p>
          </table:table-cell>
          <table:table-cell office:value-type="float" office:value="1.05">
            <text:p>1.05</text:p>
          </table:table-cell>
          <table:table-cell office:value-type="float" office:value="55.14">
            <text:p>55.14</text:p>
          </table:table-cell>
          <table:table-cell table:formula="of:=([.F56]/[.G56])" office:value-type="float" office:value="0.0190424374319913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24">
            <text:p>24.00</text:p>
          </table:table-cell>
          <table:table-cell office:value-type="float" office:value="5.9">
            <text:p>5.90</text:p>
          </table:table-cell>
          <table:table-cell office:value-type="float" office:value="70.93">
            <text:p>70.93</text:p>
          </table:table-cell>
          <table:table-cell table:formula="of:=([.F57]/[.G57])" office:value-type="float" office:value="0.0831806005921331">
            <text:p>0.0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Large Hall 2-NN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512.7">
            <text:p>512.70</text:p>
          </table:table-cell>
          <table:table-cell office:value-type="float" office:value="126.08">
            <text:p>126.08</text:p>
          </table:table-cell>
          <table:table-cell office:value-type="float" office:value="386.61">
            <text:p>386.61</text:p>
          </table:table-cell>
          <table:table-cell office:value-type="float" office:value="0">
            <text:p>0.00</text:p>
          </table:table-cell>
          <table:table-cell office:value-type="float" office:value="79.5">
            <text:p>79.50</text:p>
          </table:table-cell>
          <table:table-cell office:value-type="float" office:value="256.35">
            <text:p>256.35</text:p>
          </table:table-cell>
          <table:table-cell table:formula="of:=([.F62]/[.G62])" office:value-type="float" office:value="0.310122878876536">
            <text:p>0.3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49.75">
            <text:p>449.75</text:p>
          </table:table-cell>
          <table:table-cell office:value-type="float" office:value="86.77">
            <text:p>86.77</text:p>
          </table:table-cell>
          <table:table-cell office:value-type="float" office:value="362.99">
            <text:p>362.99</text:p>
          </table:table-cell>
          <table:table-cell office:value-type="float" office:value="5">
            <text:p>5.00</text:p>
          </table:table-cell>
          <table:table-cell office:value-type="float" office:value="51.04">
            <text:p>51.04</text:p>
          </table:table-cell>
          <table:table-cell office:value-type="float" office:value="224.88">
            <text:p>224.88</text:p>
          </table:table-cell>
          <table:table-cell table:formula="of:=([.F63]/[.G63])" office:value-type="float" office:value="0.226965492707222">
            <text:p>0.23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641.66">
            <text:p>641.66</text:p>
          </table:table-cell>
          <table:table-cell office:value-type="float" office:value="120.04">
            <text:p>120.04</text:p>
          </table:table-cell>
          <table:table-cell office:value-type="float" office:value="521.62">
            <text:p>521.62</text:p>
          </table:table-cell>
          <table:table-cell office:value-type="float" office:value="0">
            <text:p>0.00</text:p>
          </table:table-cell>
          <table:table-cell office:value-type="float" office:value="78.09">
            <text:p>78.09</text:p>
          </table:table-cell>
          <table:table-cell office:value-type="float" office:value="320.83">
            <text:p>320.83</text:p>
          </table:table-cell>
          <table:table-cell table:formula="of:=([.F64]/[.G64])" office:value-type="float" office:value="0.243399931427859">
            <text:p>0.24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372.3">
            <text:p>372.30</text:p>
          </table:table-cell>
          <table:table-cell office:value-type="float" office:value="102.54">
            <text:p>102.54</text:p>
          </table:table-cell>
          <table:table-cell office:value-type="float" office:value="269.76">
            <text:p>269.76</text:p>
          </table:table-cell>
          <table:table-cell office:value-type="float" office:value="0">
            <text:p>0.00</text:p>
          </table:table-cell>
          <table:table-cell office:value-type="float" office:value="62.73">
            <text:p>62.73</text:p>
          </table:table-cell>
          <table:table-cell office:value-type="float" office:value="186.15">
            <text:p>186.15</text:p>
          </table:table-cell>
          <table:table-cell table:formula="of:=([.F65]/[.G65])" office:value-type="float" office:value="0.336986301369863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0">
            <text:p>0.00</text:p>
          </table:table-cell>
          <table:table-cell office:value-type="float" office:value="16.9">
            <text:p>16.90</text:p>
          </table:table-cell>
          <table:table-cell office:value-type="float" office:value="62.18">
            <text:p>62.18</text:p>
          </table:table-cell>
          <table:table-cell table:formula="of:=([.F66]/[.G66])" office:value-type="float" office:value="0.271791572853007">
            <text:p>0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722.67">
            <text:p>722.67</text:p>
          </table:table-cell>
          <table:table-cell office:value-type="float" office:value="1.46">
            <text:p>1.46</text:p>
          </table:table-cell>
          <table:table-cell office:value-type="float" office:value="721.21">
            <text:p>721.21</text:p>
          </table:table-cell>
          <table:table-cell office:value-type="float" office:value="75">
            <text:p>75.00</text:p>
          </table:table-cell>
          <table:table-cell office:value-type="float" office:value="1.1">
            <text:p>1.10</text:p>
          </table:table-cell>
          <table:table-cell office:value-type="float" office:value="292.46">
            <text:p>292.46</text:p>
          </table:table-cell>
          <table:table-cell table:formula="of:=([.F68]/[.G68])" office:value-type="float" office:value="0.0037611981125624">
            <text:p>0.00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08">
            <text:p>608.00</text:p>
          </table:table-cell>
          <table:table-cell office:value-type="float" office:value="1.39">
            <text:p>1.39</text:p>
          </table:table-cell>
          <table:table-cell office:value-type="float" office:value="606.61">
            <text:p>606.61</text:p>
          </table:table-cell>
          <table:table-cell office:value-type="float" office:value="92">
            <text:p>92.00</text:p>
          </table:table-cell>
          <table:table-cell office:value-type="float" office:value="1">
            <text:p>1.00</text:p>
          </table:table-cell>
          <table:table-cell office:value-type="float" office:value="250.6">
            <text:p>250.60</text:p>
          </table:table-cell>
          <table:table-cell table:formula="of:=([.F69]/[.G69])" office:value-type="float" office:value="0.00399042298483639">
            <text:p>0.00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902.8">
            <text:p>902.80</text:p>
          </table:table-cell>
          <table:table-cell office:value-type="float" office:value="9.64">
            <text:p>9.64</text:p>
          </table:table-cell>
          <table:table-cell office:value-type="float" office:value="893.16">
            <text:p>893.16</text:p>
          </table:table-cell>
          <table:table-cell office:value-type="float" office:value="0">
            <text:p>0.00</text:p>
          </table:table-cell>
          <table:table-cell office:value-type="float" office:value="7.1">
            <text:p>7.10</text:p>
          </table:table-cell>
          <table:table-cell office:value-type="float" office:value="365.59">
            <text:p>365.59</text:p>
          </table:table-cell>
          <table:table-cell table:formula="of:=([.F70]/[.G70])" office:value-type="float" office:value="0.0194206624907683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530.53">
            <text:p>530.53</text:p>
          </table:table-cell>
          <table:table-cell office:value-type="float" office:value="1.45">
            <text:p>1.45</text:p>
          </table:table-cell>
          <table:table-cell office:value-type="float" office:value="529.08">
            <text:p>529.08</text:p>
          </table:table-cell>
          <table:table-cell office:value-type="float" office:value="66">
            <text:p>66.00</text:p>
          </table:table-cell>
          <table:table-cell office:value-type="float" office:value="1.08">
            <text:p>1.08</text:p>
          </table:table-cell>
          <table:table-cell office:value-type="float" office:value="213.19">
            <text:p>213.19</text:p>
          </table:table-cell>
          <table:table-cell table:formula="of:=([.F71]/[.G71])" office:value-type="float" office:value="0.00506590365401754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0">
            <text:p>0.00</text:p>
          </table:table-cell>
          <table:table-cell office:value-type="float" office:value="7.39">
            <text:p>7.39</text:p>
          </table:table-cell>
          <table:table-cell office:value-type="float" office:value="63.56">
            <text:p>63.56</text:p>
          </table:table-cell>
          <table:table-cell table:formula="of:=([.F72]/[.G72])" office:value-type="float" office:value="0.11626809314034">
            <text:p>0.1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62.67">
            <text:p>62.67</text:p>
          </table:table-cell>
          <table:table-cell office:value-type="float" office:value="48.6">
            <text:p>48.60</text:p>
          </table:table-cell>
          <table:table-cell office:value-type="float" office:value="14.07">
            <text:p>14.07</text:p>
          </table:table-cell>
          <table:table-cell office:value-type="float" office:value="0">
            <text:p>0.00</text:p>
          </table:table-cell>
          <table:table-cell office:value-type="float" office:value="37.89">
            <text:p>37.89</text:p>
          </table:table-cell>
          <table:table-cell office:value-type="float" office:value="93.24">
            <text:p>93.24</text:p>
          </table:table-cell>
          <table:table-cell table:formula="of:=([.F77]/[.G77])" office:value-type="float" office:value="0.406370656370656">
            <text:p>0.4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3.24">
            <text:p>43.24</text:p>
          </table:table-cell>
          <table:table-cell office:value-type="float" office:value="35.06">
            <text:p>35.06</text:p>
          </table:table-cell>
          <table:table-cell office:value-type="float" office:value="8.18">
            <text:p>8.18</text:p>
          </table:table-cell>
          <table:table-cell office:value-type="float" office:value="0">
            <text:p>0.00</text:p>
          </table:table-cell>
          <table:table-cell office:value-type="float" office:value="23.19">
            <text:p>23.19</text:p>
          </table:table-cell>
          <table:table-cell office:value-type="float" office:value="72.76">
            <text:p>72.76</text:p>
          </table:table-cell>
          <table:table-cell table:formula="of:=([.F78]/[.G78])" office:value-type="float" office:value="0.318719076415613">
            <text:p>0.32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155.56">
            <text:p>155.56</text:p>
          </table:table-cell>
          <table:table-cell office:value-type="float" office:value="122.17">
            <text:p>122.17</text:p>
          </table:table-cell>
          <table:table-cell office:value-type="float" office:value="33.39">
            <text:p>33.39</text:p>
          </table:table-cell>
          <table:table-cell office:value-type="float" office:value="0">
            <text:p>0.00</text:p>
          </table:table-cell>
          <table:table-cell office:value-type="float" office:value="64">
            <text:p>64.00</text:p>
          </table:table-cell>
          <table:table-cell office:value-type="float" office:value="149.44">
            <text:p>149.44</text:p>
          </table:table-cell>
          <table:table-cell table:formula="of:=([.F79]/[.G79])" office:value-type="float" office:value="0.428265524625268">
            <text:p>0.4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3">
            <text:p>3.00</text:p>
          </table:table-cell>
          <table:table-cell office:value-type="float" office:value="50.6">
            <text:p>50.60</text:p>
          </table:table-cell>
          <table:table-cell office:value-type="float" office:value="98.38">
            <text:p>98.38</text:p>
          </table:table-cell>
          <table:table-cell table:formula="of:=([.F80]/[.G80])" office:value-type="float" office:value="0.51433218133767">
            <text:p>0.51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0">
            <text:p>0.00</text:p>
          </table:table-cell>
          <table:table-cell office:value-type="float" office:value="16.9">
            <text:p>16.90</text:p>
          </table:table-cell>
          <table:table-cell office:value-type="float" office:value="62.18">
            <text:p>62.18</text:p>
          </table:table-cell>
          <table:table-cell table:formula="of:=([.F81]/[.G81])" office:value-type="float" office:value="0.271791572853007">
            <text:p>0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7.15">
            <text:p>7.15</text:p>
          </table:table-cell>
          <table:table-cell office:value-type="float" office:value="2.82">
            <text:p>2.82</text:p>
          </table:table-cell>
          <table:table-cell office:value-type="float" office:value="4.33">
            <text:p>4.33</text:p>
          </table:table-cell>
          <table:table-cell office:value-type="float" office:value="15">
            <text:p>15.00</text:p>
          </table:table-cell>
          <table:table-cell office:value-type="float" office:value="2.64">
            <text:p>2.64</text:p>
          </table:table-cell>
          <table:table-cell office:value-type="float" office:value="104.61">
            <text:p>104.61</text:p>
          </table:table-cell>
          <table:table-cell table:formula="of:=([.F83]/[.G83])" office:value-type="float" office:value="0.0252365930599369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.71">
            <text:p>6.71</text:p>
          </table:table-cell>
          <table:table-cell office:value-type="float" office:value="3.2">
            <text:p>3.20</text:p>
          </table:table-cell>
          <table:table-cell office:value-type="float" office:value="3.51">
            <text:p>3.51</text:p>
          </table:table-cell>
          <table:table-cell office:value-type="float" office:value="30">
            <text:p>30.00</text:p>
          </table:table-cell>
          <table:table-cell office:value-type="float" office:value="2.4">
            <text:p>2.40</text:p>
          </table:table-cell>
          <table:table-cell office:value-type="float" office:value="75.94">
            <text:p>75.94</text:p>
          </table:table-cell>
          <table:table-cell table:formula="of:=([.F84]/[.G84])" office:value-type="float" office:value="0.0316038978140637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17.01">
            <text:p>17.01</text:p>
          </table:table-cell>
          <table:table-cell office:value-type="float" office:value="6.29">
            <text:p>6.29</text:p>
          </table:table-cell>
          <table:table-cell office:value-type="float" office:value="10.73">
            <text:p>10.73</text:p>
          </table:table-cell>
          <table:table-cell office:value-type="float" office:value="0">
            <text:p>0.00</text:p>
          </table:table-cell>
          <table:table-cell office:value-type="float" office:value="5.07">
            <text:p>5.07</text:p>
          </table:table-cell>
          <table:table-cell office:value-type="float" office:value="169.85">
            <text:p>169.85</text:p>
          </table:table-cell>
          <table:table-cell table:formula="of:=([.F85]/[.G85])" office:value-type="float" office:value="0.0298498675301737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27">
            <text:p>27.00</text:p>
          </table:table-cell>
          <table:table-cell office:value-type="float" office:value="3.01">
            <text:p>3.01</text:p>
          </table:table-cell>
          <table:table-cell office:value-type="float" office:value="110.76">
            <text:p>110.76</text:p>
          </table:table-cell>
          <table:table-cell table:formula="of:=([.F86]/[.G86])" office:value-type="float" office:value="0.0271758757674251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0">
            <text:p>0.00</text:p>
          </table:table-cell>
          <table:table-cell office:value-type="float" office:value="7.39">
            <text:p>7.39</text:p>
          </table:table-cell>
          <table:table-cell office:value-type="float" office:value="63.56">
            <text:p>63.56</text:p>
          </table:table-cell>
          <table:table-cell table:formula="of:=([.F87]/[.G87])" office:value-type="float" office:value="0.11626809314034">
            <text:p>0.1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Varying Lighting (Original)</text:p>
          </table:table-cell>
          <table:table-cell table:number-columns-repeated="14"/>
        </table:table-row>
        <table:table-row table:style-name="ro1"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29.78">
            <text:p>29.78</text:p>
          </table:table-cell>
          <table:table-cell table:style-name="ce3" office:value-type="float" office:value="23.13">
            <text:p>23.13</text:p>
          </table:table-cell>
          <table:table-cell table:style-name="ce3"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office:value-type="float" office:value="11.69">
            <text:p>11.69</text:p>
          </table:table-cell>
          <table:table-cell table:style-name="ce3" office:value-type="float" office:value="33.54">
            <text:p>33.54</text:p>
          </table:table-cell>
          <table:table-cell table:formula="of:=([.F92]/[.G92])" office:value-type="float" office:value="0.348539057841383">
            <text:p>0.35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2.32">
            <text:p>22.32</text:p>
          </table:table-cell>
          <table:table-cell office:value-type="float" office:value="17.1">
            <text:p>17.10</text:p>
          </table:table-cell>
          <table:table-cell office:value-type="float" office:value="5.22">
            <text:p>5.22</text:p>
          </table:table-cell>
          <table:table-cell office:value-type="float" office:value="40">
            <text:p>40.00</text:p>
          </table:table-cell>
          <table:table-cell office:value-type="float" office:value="10.03">
            <text:p>10.03</text:p>
          </table:table-cell>
          <table:table-cell office:value-type="float" office:value="20.7">
            <text:p>20.70</text:p>
          </table:table-cell>
          <table:table-cell table:formula="of:=([.F93]/[.G93])" office:value-type="float" office:value="0.484541062801932">
            <text:p>0.48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5.35">
            <text:p>25.35</text:p>
          </table:table-cell>
          <table:table-cell office:value-type="float" office:value="20.31">
            <text:p>20.31</text:p>
          </table:table-cell>
          <table:table-cell office:value-type="float" office:value="5.04">
            <text:p>5.04</text:p>
          </table:table-cell>
          <table:table-cell office:value-type="float" office:value="26">
            <text:p>26.00</text:p>
          </table:table-cell>
          <table:table-cell office:value-type="float" office:value="9.59">
            <text:p>9.59</text:p>
          </table:table-cell>
          <table:table-cell office:value-type="float" office:value="21.5">
            <text:p>21.50</text:p>
          </table:table-cell>
          <table:table-cell table:formula="of:=([.F94]/[.G94])" office:value-type="float" office:value="0.446046511627907">
            <text:p>0.45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21.65">
            <text:p>21.65</text:p>
          </table:table-cell>
          <table:table-cell office:value-type="float" office:value="16.57">
            <text:p>16.57</text:p>
          </table:table-cell>
          <table:table-cell office:value-type="float" office:value="5.09">
            <text:p>5.09</text:p>
          </table:table-cell>
          <table:table-cell office:value-type="float" office:value="30">
            <text:p>30.00</text:p>
          </table:table-cell>
          <table:table-cell office:value-type="float" office:value="9.53">
            <text:p>9.53</text:p>
          </table:table-cell>
          <table:table-cell office:value-type="float" office:value="30.86">
            <text:p>30.86</text:p>
          </table:table-cell>
          <table:table-cell table:formula="of:=([.F95]/[.G95])" office:value-type="float" office:value="0.308813998703824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419">
            <text:p>1419.00</text:p>
          </table:table-cell>
          <table:table-cell office:value-type="float" office:value="1.08">
            <text:p>1.08</text:p>
          </table:table-cell>
          <table:table-cell table:style-name="ce3" office:value-type="float" office:value="13">
            <text:p>13.00</text:p>
          </table:table-cell>
          <table:table-cell table:formula="of:=([.F97]/[.G97])" office:value-type="float" office:value="0.0830769230769231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.2">
            <text:p>2.20</text:p>
          </table:table-cell>
          <table:table-cell office:value-type="float" office:value="0.95">
            <text:p>0.95</text:p>
          </table:table-cell>
          <table:table-cell office:value-type="float" office:value="1.25">
            <text:p>1.25</text:p>
          </table:table-cell>
          <table:table-cell office:value-type="float" office:value="1877">
            <text:p>1877.00</text:p>
          </table:table-cell>
          <table:table-cell office:value-type="float" office:value="0.72">
            <text:p>0.72</text:p>
          </table:table-cell>
          <table:table-cell office:value-type="float" office:value="22.94">
            <text:p>22.94</text:p>
          </table:table-cell>
          <table:table-cell table:formula="of:=([.F98]/[.G98])" office:value-type="float" office:value="0.031386224934612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.01">
            <text:p>2.01</text:p>
          </table:table-cell>
          <table:table-cell office:value-type="float" office:value="0.72">
            <text:p>0.72</text:p>
          </table:table-cell>
          <table:table-cell office:value-type="float" office:value="1.29">
            <text:p>1.29</text:p>
          </table:table-cell>
          <table:table-cell office:value-type="float" office:value="2123">
            <text:p>2123.00</text:p>
          </table:table-cell>
          <table:table-cell office:value-type="float" office:value="0.56">
            <text:p>0.56</text:p>
          </table:table-cell>
          <table:table-cell office:value-type="float" office:value="23.58">
            <text:p>23.58</text:p>
          </table:table-cell>
          <table:table-cell table:formula="of:=([.F99]/[.G99])" office:value-type="float" office:value="0.0237489397794741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3.81">
            <text:p>3.81</text:p>
          </table:table-cell>
          <table:table-cell office:value-type="float" office:value="1.7">
            <text:p>1.70</text:p>
          </table:table-cell>
          <table:table-cell office:value-type="float" office:value="2.11">
            <text:p>2.11</text:p>
          </table:table-cell>
          <table:table-cell office:value-type="float" office:value="1317">
            <text:p>1317.00</text:p>
          </table:table-cell>
          <table:table-cell office:value-type="float" office:value="1.2">
            <text:p>1.20</text:p>
          </table:table-cell>
          <table:table-cell office:value-type="float" office:value="32.78">
            <text:p>32.78</text:p>
          </table:table-cell>
          <table:table-cell table:formula="of:=([.F100]/[.G100])" office:value-type="float" office:value="0.036607687614399">
            <text:p>0.04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>
            <text:p>Nikon Camera Robocup 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 </text:p>
          </table:table-cell>
          <table:table-cell office:value-type="float" office:value="29.78">
            <text:p>29.78</text:p>
          </table:table-cell>
          <table:table-cell office:value-type="float" office:value="23.13">
            <text:p>23.13</text:p>
          </table:table-cell>
          <table:table-cell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office:value-type="float" office:value="11.69">
            <text:p>11.69</text:p>
          </table:table-cell>
          <table:table-cell office:value-type="float" office:value="21.3">
            <text:p>21.30</text:p>
          </table:table-cell>
          <table:table-cell table:formula="of:=([.F106]/[.G106])" office:value-type="float" office:value="0.548826291079812">
            <text:p>0.55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7.06">
            <text:p>17.06</text:p>
          </table:table-cell>
          <table:table-cell office:value-type="float" office:value="12.27">
            <text:p>12.27</text:p>
          </table:table-cell>
          <table:table-cell office:value-type="float" office:value="4.79">
            <text:p>4.79</text:p>
          </table:table-cell>
          <table:table-cell office:value-type="float" office:value="357">
            <text:p>357.00</text:p>
          </table:table-cell>
          <table:table-cell office:value-type="float" office:value="7.2">
            <text:p>7.20</text:p>
          </table:table-cell>
          <table:table-cell office:value-type="float" office:value="22.9">
            <text:p>22.90</text:p>
          </table:table-cell>
          <table:table-cell table:formula="of:=([.F107]/[.G107])" office:value-type="float" office:value="0.314410480349345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Nao only</text:p>
          </table:table-cell>
          <table:table-cell office:value-type="float" office:value="3.05">
            <text:p>3.05</text:p>
          </table:table-cell>
          <table:table-cell office:value-type="float" office:value="1.46">
            <text:p>1.46</text:p>
          </table:table-cell>
          <table:table-cell office:value-type="float" office:value="1.59">
            <text:p>1.59</text:p>
          </table:table-cell>
          <table:table-cell office:value-type="float" office:value="1419">
            <text:p>1419.00</text:p>
          </table:table-cell>
          <table:table-cell office:value-type="float" office:value="1.08">
            <text:p>1.08</text:p>
          </table:table-cell>
          <table:table-cell office:value-type="float" office:value="13">
            <text:p>13.00</text:p>
          </table:table-cell>
          <table:table-cell table:formula="of:=([.F109]/[.G109])" office:value-type="float" office:value="0.0830769230769231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.38">
            <text:p>1.38</text:p>
          </table:table-cell>
          <table:table-cell office:value-type="float" office:value="0.68">
            <text:p>0.68</text:p>
          </table:table-cell>
          <table:table-cell office:value-type="float" office:value="0.7">
            <text:p>0.70</text:p>
          </table:table-cell>
          <table:table-cell office:value-type="float" office:value="2258">
            <text:p>2258.00</text:p>
          </table:table-cell>
          <table:table-cell office:value-type="float" office:value="0.56">
            <text:p>0.56</text:p>
          </table:table-cell>
          <table:table-cell office:value-type="float" office:value="25.12">
            <text:p>25.12</text:p>
          </table:table-cell>
          <table:table-cell table:formula="of:=([.F110]/[.G110])" office:value-type="float" office:value="0.0222929936305732">
            <text:p>0.0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Nikon Camera Large Hall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3">
            <text:p>3.00</text:p>
          </table:table-cell>
          <table:table-cell office:value-type="float" office:value="50.6">
            <text:p>50.60</text:p>
          </table:table-cell>
          <table:table-cell office:value-type="float" office:value="98.38">
            <text:p>98.38</text:p>
          </table:table-cell>
          <table:table-cell table:formula="of:=([.F115]/[.G115])" office:value-type="float" office:value="0.51433218133767">
            <text:p>0.51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27.16">
            <text:p>27.16</text:p>
          </table:table-cell>
          <table:table-cell office:value-type="float" office:value="18.26">
            <text:p>18.26</text:p>
          </table:table-cell>
          <table:table-cell office:value-type="float" office:value="8.9">
            <text:p>8.90</text:p>
          </table:table-cell>
          <table:table-cell office:value-type="float" office:value="2">
            <text:p>2.00</text:p>
          </table:table-cell>
          <table:table-cell office:value-type="float" office:value="12.21">
            <text:p>12.21</text:p>
          </table:table-cell>
          <table:table-cell office:value-type="float" office:value="98.44">
            <text:p>98.44</text:p>
          </table:table-cell>
          <table:table-cell table:formula="of:=([.F116]/[.G116])" office:value-type="float" office:value="0.12403494514425">
            <text:p>0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Nao only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27">
            <text:p>27.00</text:p>
          </table:table-cell>
          <table:table-cell office:value-type="float" office:value="3.01">
            <text:p>3.01</text:p>
          </table:table-cell>
          <table:table-cell office:value-type="float" office:value="110.76">
            <text:p>110.76</text:p>
          </table:table-cell>
          <table:table-cell table:formula="of:=([.F118]/[.G118])" office:value-type="float" office:value="0.0271758757674251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8.3">
            <text:p>8.30</text:p>
          </table:table-cell>
          <table:table-cell office:value-type="float" office:value="2.67">
            <text:p>2.67</text:p>
          </table:table-cell>
          <table:table-cell office:value-type="float" office:value="5.63">
            <text:p>5.63</text:p>
          </table:table-cell>
          <table:table-cell office:value-type="float" office:value="62">
            <text:p>62.00</text:p>
          </table:table-cell>
          <table:table-cell office:value-type="float" office:value="2.39">
            <text:p>2.39</text:p>
          </table:table-cell>
          <table:table-cell office:value-type="float" office:value="88.96">
            <text:p>88.96</text:p>
          </table:table-cell>
          <table:table-cell table:formula="of:=([.F119]/[.G119])" office:value-type="float" office:value="0.0268660071942446">
            <text:p>0.0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>
            <text:p>Google Street View</text:p>
          </table:table-cell>
          <table:table-cell table:number-columns-repeated="14"/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Street View </text:p>
          </table:table-cell>
          <table:table-cell office:value-type="float" office:value="160.39">
            <text:p>160.39</text:p>
          </table:table-cell>
          <table:table-cell office:value-type="float" office:value="73.85">
            <text:p>73.85</text:p>
          </table:table-cell>
          <table:table-cell office:value-type="float" office:value="86.54">
            <text:p>86.54</text:p>
          </table:table-cell>
          <table:table-cell office:value-type="float" office:value="6">
            <text:p>6.00</text:p>
          </table:table-cell>
          <table:table-cell office:value-type="float" office:value="28.38">
            <text:p>28.38</text:p>
          </table:table-cell>
          <table:table-cell office:value-type="float" office:value="154.88">
            <text:p>154.88</text:p>
          </table:table-cell>
          <table:table-cell table:formula="of:=([.F125]/[.G125])" office:value-type="float" office:value="0.183238636363636">
            <text:p>0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Street View</text:p>
          </table:table-cell>
          <table:table-cell office:value-type="float" office:value="28.21">
            <text:p>28.21</text:p>
          </table:table-cell>
          <table:table-cell office:value-type="float" office:value="11.5">
            <text:p>11.50</text:p>
          </table:table-cell>
          <table:table-cell office:value-type="float" office:value="16.71">
            <text:p>16.71</text:p>
          </table:table-cell>
          <table:table-cell office:value-type="float" office:value="55">
            <text:p>55.00</text:p>
          </table:table-cell>
          <table:table-cell office:value-type="float" office:value="8.5">
            <text:p>8.50</text:p>
          </table:table-cell>
          <table:table-cell office:value-type="float" office:value="153.01">
            <text:p>153.01</text:p>
          </table:table-cell>
          <table:table-cell table:formula="of:=([.F127]/[.G127])" office:value-type="float" office:value="0.0555519247108032">
            <text:p>0.0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style-name="ce6"/>
          <table:table-cell table:number-columns-repeated="7"/>
        </table:table-row>
        <table:table-row table:style-name="ro1" table:number-rows-repeated="29"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" office:value-type="string">
            <text:p>Main Robocup Dataset 2- NN</text:p>
          </table:table-cell>
          <table:table-cell table:style-name="ce1" table:number-columns-repeated="2"/>
          <table:table-cell table:style-name="ce1" office:value-type="string">
            <text:p>2-NN</text:p>
          </table:table-cell>
          <table:table-cell table:style-name="ce1"/>
          <table:table-cell table:style-name="Default"/>
          <table:table-cell table:style-name="ce1" office:value-type="string">
            <text:p>Radius Match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1" table:number-columns-repeated="3"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Total Matches</text:p>
          </table:table-cell>
          <table:table-cell table:style-name="ce1" office:value-type="string">
            <text:p>Valid Matches</text:p>
          </table:table-cell>
          <table:table-cell table:style-name="ce1" office:value-type="string">
            <text:p>Invalid Matches</text:p>
          </table:table-cell>
          <table:table-cell table:style-name="ce1"/>
          <table:table-cell table:style-name="Default"/>
          <table:table-cell table:style-name="ce1" office:value-type="string">
            <text:p>Mean Num Interest Point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75.56">
            <text:p>175.56</text:p>
          </table:table-cell>
          <table:table-cell table:style-name="ce5" office:value-type="float" office:value="15.42">
            <text:p>15.42</text:p>
          </table:table-cell>
          <table:table-cell table:style-name="ce5" office:value-type="float" office:value="160.14">
            <text:p>160.14</text:p>
          </table:table-cell>
          <table:table-cell table:style-name="ce5"/>
          <table:table-cell table:style-name="Default"/>
          <table:table-cell table:style-name="ce5" office:value-type="float" office:value="87.78">
            <text:p>87.78</text:p>
          </table:table-cell>
          <table:table-cell table:style-name="ce7" table:formula="of:=([.C161]/[.G161])" office:value-type="float" office:value="0.175666438824334">
            <text:p>0.17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175.63">
            <text:p>175.63</text:p>
          </table:table-cell>
          <table:table-cell table:style-name="ce5" office:value-type="float" office:value="13.23">
            <text:p>13.23</text:p>
          </table:table-cell>
          <table:table-cell table:style-name="ce5" office:value-type="float" office:value="162.41">
            <text:p>162.41</text:p>
          </table:table-cell>
          <table:table-cell table:style-name="ce5"/>
          <table:table-cell table:style-name="Default"/>
          <table:table-cell table:style-name="ce5" office:value-type="float" office:value="87.82">
            <text:p>87.82</text:p>
          </table:table-cell>
          <table:table-cell table:style-name="ce7" table:formula="of:=([.C162]/[.G162])" office:value-type="float" office:value="0.150649054884992">
            <text:p>0.15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218.88">
            <text:p>218.88</text:p>
          </table:table-cell>
          <table:table-cell table:style-name="ce5" office:value-type="float" office:value="19.01">
            <text:p>19.01</text:p>
          </table:table-cell>
          <table:table-cell table:style-name="ce5" office:value-type="float" office:value="199.86">
            <text:p>199.86</text:p>
          </table:table-cell>
          <table:table-cell table:style-name="ce5"/>
          <table:table-cell table:style-name="Default"/>
          <table:table-cell table:style-name="ce5" office:value-type="float" office:value="109.44">
            <text:p>109.44</text:p>
          </table:table-cell>
          <table:table-cell table:style-name="ce7" table:formula="of:=([.C163]/[.G163])" office:value-type="float" office:value="0.173702485380117">
            <text:p>0.17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135.76">
            <text:p>135.76</text:p>
          </table:table-cell>
          <table:table-cell table:style-name="ce5" office:value-type="float" office:value="16.14">
            <text:p>16.14</text:p>
          </table:table-cell>
          <table:table-cell table:style-name="ce5" office:value-type="float" office:value="119.62">
            <text:p>119.62</text:p>
          </table:table-cell>
          <table:table-cell table:style-name="ce5"/>
          <table:table-cell table:style-name="Default"/>
          <table:table-cell table:style-name="ce5" office:value-type="float" office:value="67.88">
            <text:p>67.88</text:p>
          </table:table-cell>
          <table:table-cell table:style-name="ce7" table:formula="of:=([.C164]/[.G164])" office:value-type="float" office:value="0.237772539776075">
            <text:p>0.23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/>
          <table:table-cell table:style-name="Default"/>
          <table:table-cell table:style-name="ce5" office:value-type="float" office:value="50.88">
            <text:p>50.88</text:p>
          </table:table-cell>
          <table:table-cell table:style-name="ce7" table:formula="of:=([.C165]/[.G165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72.26">
            <text:p>72.26</text:p>
          </table:table-cell>
          <table:table-cell table:style-name="ce5" office:value-type="float" office:value="0.25">
            <text:p>0.25</text:p>
          </table:table-cell>
          <table:table-cell table:style-name="ce5" office:value-type="float" office:value="72.01">
            <text:p>72.01</text:p>
          </table:table-cell>
          <table:table-cell table:style-name="ce5"/>
          <table:table-cell table:style-name="Default"/>
          <table:table-cell table:style-name="ce5" office:value-type="float" office:value="42.85">
            <text:p>42.85</text:p>
          </table:table-cell>
          <table:table-cell table:style-name="ce7" table:formula="of:=([.C167]/[.G167])" office:value-type="float" office:value="0.0058343057176196">
            <text:p>0.0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69.93">
            <text:p>69.93</text:p>
          </table:table-cell>
          <table:table-cell table:style-name="ce5" office:value-type="float" office:value="0.28">
            <text:p>0.28</text:p>
          </table:table-cell>
          <table:table-cell table:style-name="ce5" office:value-type="float" office:value="69.64">
            <text:p>69.64</text:p>
          </table:table-cell>
          <table:table-cell table:style-name="ce5"/>
          <table:table-cell table:style-name="Default"/>
          <table:table-cell table:style-name="ce5" office:value-type="float" office:value="41.53">
            <text:p>41.53</text:p>
          </table:table-cell>
          <table:table-cell table:style-name="ce7" table:formula="of:=([.C168]/[.G168])" office:value-type="float" office:value="0.0067421141343607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98.7">
            <text:p>98.70</text:p>
          </table:table-cell>
          <table:table-cell table:style-name="ce5" office:value-type="float" office:value="1.39">
            <text:p>1.39</text:p>
          </table:table-cell>
          <table:table-cell table:style-name="ce5" office:value-type="float" office:value="97.31">
            <text:p>97.31</text:p>
          </table:table-cell>
          <table:table-cell table:style-name="ce5"/>
          <table:table-cell table:style-name="Default"/>
          <table:table-cell table:style-name="ce5" office:value-type="float" office:value="56.84">
            <text:p>56.84</text:p>
          </table:table-cell>
          <table:table-cell table:style-name="ce7" table:formula="of:=([.C169]/[.G169])" office:value-type="float" office:value="0.0244546094299789">
            <text:p>0.02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54.56">
            <text:p>54.56</text:p>
          </table:table-cell>
          <table:table-cell table:style-name="ce5" office:value-type="float" office:value="0.22">
            <text:p>0.22</text:p>
          </table:table-cell>
          <table:table-cell table:style-name="ce5" office:value-type="float" office:value="54.34">
            <text:p>54.34</text:p>
          </table:table-cell>
          <table:table-cell table:style-name="ce5"/>
          <table:table-cell table:style-name="Default"/>
          <table:table-cell table:style-name="ce5" office:value-type="float" office:value="32.61">
            <text:p>32.61</text:p>
          </table:table-cell>
          <table:table-cell table:style-name="ce7" table:formula="of:=([.C170]/[.G170])" office:value-type="float" office:value="0.00674639681079423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/>
          <table:table-cell table:style-name="Default"/>
          <table:table-cell table:style-name="ce5" office:value-type="float" office:value="53.29">
            <text:p>53.29</text:p>
          </table:table-cell>
          <table:table-cell table:style-name="ce7" table:formula="of:=([.C171]/[.G171])" office:value-type="float" office:value="0.121598799024207">
            <text:p>0.12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table:number-columns-repeated="4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5" table:number-columns-repeated="4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Total Matches</text:p>
          </table:table-cell>
          <table:table-cell table:style-name="ce5" office:value-type="string">
            <text:p>Valid Matches</text:p>
          </table:table-cell>
          <table:table-cell table:style-name="ce5" office:value-type="string">
            <text:p>Invalid Matches</text:p>
          </table:table-cell>
          <table:table-cell table:style-name="ce5"/>
          <table:table-cell table:style-name="Default"/>
          <table:table-cell table:style-name="ce5" office:value-type="string">
            <text:p>Mean Num Interest Points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</text:p>
          </table:table-cell>
          <table:table-cell table:style-name="ce5" office:value-type="float" office:value="70.77">
            <text:p>70.77</text:p>
          </table:table-cell>
          <table:table-cell table:style-name="ce5" office:value-type="float" office:value="39.98">
            <text:p>39.98</text:p>
          </table:table-cell>
          <table:table-cell table:style-name="ce5" office:value-type="float" office:value="30.79">
            <text:p>30.79</text:p>
          </table:table-cell>
          <table:table-cell table:style-name="ce5"/>
          <table:table-cell table:style-name="Default"/>
          <table:table-cell table:style-name="ce5" office:value-type="float" office:value="37.92">
            <text:p>37.92</text:p>
          </table:table-cell>
          <table:table-cell table:style-name="ce7" table:formula="of:=([.C175]/[.G175])" office:value-type="float" office:value="1.05432489451477">
            <text:p>1.05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91.38">
            <text:p>91.38</text:p>
          </table:table-cell>
          <table:table-cell table:style-name="ce5" office:value-type="float" office:value="57.51">
            <text:p>57.51</text:p>
          </table:table-cell>
          <table:table-cell table:style-name="ce5" office:value-type="float" office:value="33.87">
            <text:p>33.87</text:p>
          </table:table-cell>
          <table:table-cell table:style-name="ce5"/>
          <table:table-cell table:style-name="Default"/>
          <table:table-cell table:style-name="ce5" office:value-type="float" office:value="37.98">
            <text:p>37.98</text:p>
          </table:table-cell>
          <table:table-cell table:style-name="ce7" table:formula="of:=([.C176]/[.G176])" office:value-type="float" office:value="1.51421800947867">
            <text:p>1.51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19.53">
            <text:p>19.53</text:p>
          </table:table-cell>
          <table:table-cell table:style-name="ce5" office:value-type="float" office:value="12.05">
            <text:p>12.05</text:p>
          </table:table-cell>
          <table:table-cell table:style-name="ce5" office:value-type="float" office:value="7.48">
            <text:p>7.48</text:p>
          </table:table-cell>
          <table:table-cell table:style-name="ce5"/>
          <table:table-cell table:style-name="Default"/>
          <table:table-cell table:style-name="ce5" office:value-type="float" office:value="59.53">
            <text:p>59.53</text:p>
          </table:table-cell>
          <table:table-cell table:style-name="ce7" table:formula="of:=([.C177]/[.G177])" office:value-type="float" office:value="0.202418948429363">
            <text:p>0.20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40.12">
            <text:p>40.12</text:p>
          </table:table-cell>
          <table:table-cell table:style-name="ce5" office:value-type="float" office:value="26.93">
            <text:p>26.93</text:p>
          </table:table-cell>
          <table:table-cell table:style-name="ce5" office:value-type="float" office:value="13.19">
            <text:p>13.19</text:p>
          </table:table-cell>
          <table:table-cell table:style-name="ce5"/>
          <table:table-cell table:style-name="Default"/>
          <table:table-cell table:style-name="ce5" office:value-type="float" office:value="39.19">
            <text:p>39.19</text:p>
          </table:table-cell>
          <table:table-cell table:style-name="ce7" table:formula="of:=([.C178]/[.G178])" office:value-type="float" office:value="0.687165093136004">
            <text:p>0.68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/>
          <table:table-cell table:style-name="Default"/>
          <table:table-cell table:style-name="ce5" office:value-type="float" office:value="50.88">
            <text:p>50.88</text:p>
          </table:table-cell>
          <table:table-cell table:style-name="ce7" table:formula="of:=([.C179]/[.G179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1.15">
            <text:p>11.15</text:p>
          </table:table-cell>
          <table:table-cell table:style-name="ce5" office:value-type="float" office:value="4.96">
            <text:p>4.96</text:p>
          </table:table-cell>
          <table:table-cell table:style-name="ce5" office:value-type="float" office:value="6.19">
            <text:p>6.19</text:p>
          </table:table-cell>
          <table:table-cell table:style-name="ce5"/>
          <table:table-cell table:style-name="Default"/>
          <table:table-cell table:style-name="ce5" office:value-type="float" office:value="16.23">
            <text:p>16.23</text:p>
          </table:table-cell>
          <table:table-cell table:style-name="ce7" table:formula="of:=([.C181]/[.G181])" office:value-type="float" office:value="0.305606900800986">
            <text:p>0.3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5.63">
            <text:p>5.63</text:p>
          </table:table-cell>
          <table:table-cell table:style-name="ce5" office:value-type="float" office:value="2.39">
            <text:p>2.39</text:p>
          </table:table-cell>
          <table:table-cell table:style-name="ce5" office:value-type="float" office:value="3.25">
            <text:p>3.25</text:p>
          </table:table-cell>
          <table:table-cell table:style-name="ce5"/>
          <table:table-cell table:style-name="Default"/>
          <table:table-cell table:style-name="ce5" office:value-type="float" office:value="11.8">
            <text:p>11.80</text:p>
          </table:table-cell>
          <table:table-cell table:style-name="ce7" table:formula="of:=([.C182]/[.G182])" office:value-type="float" office:value="0.202542372881356">
            <text:p>0.20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2.68">
            <text:p>2.68</text:p>
          </table:table-cell>
          <table:table-cell table:style-name="ce5" office:value-type="float" office:value="0.9">
            <text:p>0.90</text:p>
          </table:table-cell>
          <table:table-cell table:style-name="ce5" office:value-type="float" office:value="1.78">
            <text:p>1.78</text:p>
          </table:table-cell>
          <table:table-cell table:style-name="ce5"/>
          <table:table-cell table:style-name="Default"/>
          <table:table-cell table:style-name="ce5" office:value-type="float" office:value="29.15">
            <text:p>29.15</text:p>
          </table:table-cell>
          <table:table-cell table:style-name="ce7" table:formula="of:=([.C183]/[.G183])" office:value-type="float" office:value="0.0308747855917667">
            <text:p>0.03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3.97">
            <text:p>3.97</text:p>
          </table:table-cell>
          <table:table-cell table:style-name="ce5" office:value-type="float" office:value="1.85">
            <text:p>1.85</text:p>
          </table:table-cell>
          <table:table-cell table:style-name="ce5" office:value-type="float" office:value="2.12">
            <text:p>2.12</text:p>
          </table:table-cell>
          <table:table-cell table:style-name="ce5"/>
          <table:table-cell table:style-name="Default"/>
          <table:table-cell table:style-name="ce5" office:value-type="float" office:value="17.02">
            <text:p>17.02</text:p>
          </table:table-cell>
          <table:table-cell table:style-name="ce7" table:formula="of:=([.C184]/[.G184])" office:value-type="float" office:value="0.108695652173913">
            <text:p>0.10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/>
          <table:table-cell table:style-name="Default"/>
          <table:table-cell table:style-name="ce5" office:value-type="float" office:value="53.29">
            <text:p>53.29</text:p>
          </table:table-cell>
          <table:table-cell table:style-name="ce7" table:formula="of:=([.C185]/[.G185])" office:value-type="float" office:value="0.121598799024207">
            <text:p>0.12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2.J23" table:end-x="0.958cm" table:end-y="0.106cm" draw:z-index="1" draw:style-name="gr1" svg:width="20.488cm" svg:height="10.003cm" svg:x="0.793cm" svg:y="0cm">
              <draw:object draw:notify-on-update-of-ranges="Sheet1.A167:Sheet1.A171 Sheet1.D158:Sheet1.D158 Sheet1.G4:Sheet1.G8 Sheet1.G158:Sheet1.G158 Sheet1.G18:Sheet1.G21 Sheet2.L6:Sheet2.L6 Sheet2.L9:Sheet2.L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0"/>
          <table:table-cell>
            <draw:frame table:end-cell-address="Sheet2.T45" table:end-x="0.248cm" table:end-y="0.233cm" draw:z-index="2" draw:style-name="gr1" svg:width="20.421cm" svg:height="10.506cm" svg:x="0.15cm" svg:y="0.074cm">
              <draw:object draw:notify-on-update-of-ranges="Sheet1.A161:Sheet1.A165 Sheet1.D158:Sheet1.D158 Sheet1.B4:Sheet1.B8 Sheet1.G158:Sheet1.G158 Sheet1.B18:Sheet1.B21 Sheet2.L6:Sheet2.L6 Sheet2.L8:Sheet2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>
            <draw:frame table:end-cell-address="Sheet2.J49" table:end-x="2.035cm" table:end-y="0.376cm" draw:z-index="0" draw:style-name="gr1" svg:width="21.291cm" svg:height="11.897cm" svg:x="1.067cm" svg:y="0.175cm">
              <draw:object draw:notify-on-update-of-ranges="Sheet1.A161:Sheet1.A165 Sheet1.D158:Sheet1.D158 Sheet1.C4:Sheet1.C8 Sheet1.G158:Sheet1.G158 Sheet1.C18:Sheet1.C21 Sheet2.L6:Sheet2.L6 Sheet2.L8:Sheet2.L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2.S71" table:end-x="1.894cm" table:end-y="0.321cm" draw:z-index="3" draw:style-name="gr1" svg:width="21.01cm" svg:height="11.818cm" svg:x="1.207cm" svg:y="0.199cm">
              <draw:object draw:notify-on-update-of-ranges="Sheet1.A161:Sheet1.A165 Sheet1.D158:Sheet1.D158 Sheet1.G4:Sheet1.G8 Sheet1.G158:Sheet1.G158 Sheet1.G18:Sheet1.G21 Sheet2.L6:Sheet2.L6 Sheet2.L8:Sheet2.L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>
            <draw:frame table:end-cell-address="Sheet2.J75" table:end-x="0.22cm" table:end-y="0.263cm" draw:z-index="4" draw:style-name="gr1" svg:width="20.543cm" svg:height="11.555cm" svg:x="0cm" svg:y="0.405cm">
              <draw:object draw:notify-on-update-of-ranges="Sheet1.A161:Sheet1.A165 Sheet1.D158:Sheet1.D158 Sheet1.C10:Sheet1.C14 Sheet1.G158:Sheet1.G158 Sheet1.C24:Sheet1.C27 Sheet2.L6:Sheet2.L6 Sheet2.L8:Sheet2.L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3.I25" table:end-x="1.433cm" table:end-y="0.293cm" draw:z-index="0" draw:style-name="gr1" svg:width="19.497cm" svg:height="10.963cm" svg:x="0.001cm" svg:y="0.126cm">
              <draw:object draw:notify-on-update-of-ranges="Sheet1.A161:Sheet1.A165 Sheet1.D158:Sheet1.D158 Sheet1.C33:Sheet1.C37 Sheet1.G158:Sheet1.G158 Sheet1.C47:Sheet1.C50 Sheet3.L3:Sheet3.L3 Sheet3.K1:Sheet3.K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Sheet3.R28" table:end-x="1.555cm" table:end-y="0.219cm" draw:z-index="1" draw:style-name="gr1" svg:width="20.488cm" svg:height="10.003cm" svg:x="1.39cm" svg:y="0.113cm">
              <draw:object draw:notify-on-update-of-ranges="Sheet1.A167:Sheet1.A171 Sheet1.D158:Sheet1.D158 Sheet1.G33:Sheet1.G37 Sheet1.G158:Sheet1.G158 Sheet1.G47:Sheet1.G50 Sheet3.L3:Sheet3.L3 Sheet3.N1:Sheet3.N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table:end-cell-address="Sheet3.J52" table:end-x="0.687cm" table:end-y="0.069cm" draw:z-index="3" draw:style-name="gr1" svg:width="21.01cm" svg:height="11.818cm" svg:x="0cm" svg:y="0.398cm">
              <draw:object draw:notify-on-update-of-ranges="Sheet1.A161:Sheet1.A165 Sheet1.D158:Sheet1.D158 Sheet1.H33:Sheet1.H37 Sheet1.G158:Sheet1.G158 Sheet1.H47:Sheet1.H50 Sheet3.L3:Sheet3.L3 Sheet3.K1:Sheet3.K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3.S50" table:end-x="0.148cm" table:end-y="0.43cm" draw:z-index="2" draw:style-name="gr1" svg:width="20.421cm" svg:height="10.506cm" svg:x="0.05cm" svg:y="0.271cm">
              <draw:object draw:notify-on-update-of-ranges="Sheet1.A161:Sheet1.A165 Sheet1.D158:Sheet1.D158 Sheet1.B33:Sheet1.B37 Sheet1.G158:Sheet1.G158 Sheet1.B47:Sheet1.B50 Sheet3.L3:Sheet3.L3 Sheet3.R1:Sheet3.R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>
            <draw:frame table:end-cell-address="Sheet3.J78" table:end-x="0.741cm" table:end-y="0.166cm" draw:z-index="4" draw:style-name="gr1" svg:width="20.543cm" svg:height="11.555cm" svg:x="0.521cm" svg:y="0.307cm">
              <draw:object draw:notify-on-update-of-ranges="Sheet1.A161:Sheet1.A165 Sheet1.D158:Sheet1.D158 Sheet1.C39:Sheet1.C43 Sheet1.G158:Sheet1.G158 Sheet1.C53:Sheet1.C56 Sheet3.L3:Sheet3.L3 Sheet3.K1:Sheet3.K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0"/>
          <table:table-cell office:value-type="string">
            <text:p>Radius Matching</text:p>
          </table:table-cell>
        </table:table-row>
        <table:table-row table:style-name="ro1">
          <table:table-cell table:number-columns-repeated="10"/>
          <table:table-cell office:value-type="string">
            <text:p>RANSAC</text:p>
          </table:table-cell>
        </table:table-row>
        <table:table-row table:style-name="ro1">
          <table:table-cell>
            <draw:frame table:end-cell-address="Sheet4.J28" table:end-x="0.316cm" table:end-y="0.342cm" draw:z-index="0" draw:style-name="gr1" svg:width="19.497cm" svg:height="10.963cm" svg:x="1.142cm" svg:y="0.176cm">
              <draw:object draw:notify-on-update-of-ranges="Sheet1.A161:Sheet1.A165 Sheet4.K1:Sheet4.K1 Sheet1.C62:Sheet1.C66 Sheet1.G158:Sheet1.G158 Sheet1.C77:Sheet1.C80 Sheet4.K3:Sheet4.K3 Sheet4.M1:Sheet4.M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32" table:end-x="0.338cm" table:end-y="0.133cm" draw:z-index="1" draw:style-name="gr1" svg:width="20.488cm" svg:height="10.003cm" svg:x="0.173cm" svg:y="0.027cm">
              <draw:object draw:notify-on-update-of-ranges="Sheet1.A167:Sheet1.A171 Sheet1.D158:Sheet1.D158 Sheet1.G62:Sheet1.G66 Sheet1.G158:Sheet1.G158 Sheet1.G77:Sheet1.G80 Sheet4.K3:Sheet4.K3 Sheet4.P1:Sheet4.P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 table:number-rows-repeated="13">
          <table:table-cell table:number-columns-repeated="11"/>
        </table:table-row>
        <table:table-row table:style-name="ro1">
          <table:table-cell>
            <draw:frame table:end-cell-address="Sheet4.J50" table:end-x="0.687cm" table:end-y="0.122cm" draw:z-index="3" draw:style-name="gr1" svg:width="21.01cm" svg:height="11.818cm" svg:x="0cm" svg:y="0.001cm">
              <draw:object draw:notify-on-update-of-ranges="Sheet1.A161:Sheet1.A165 Sheet1.D158:Sheet1.D158 Sheet1.H62:Sheet1.H66 Sheet1.G158:Sheet1.G158 Sheet1.H77:Sheet1.H80 Sheet4.K3:Sheet4.K3 Sheet4.L1:Sheet4.L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55" table:end-x="1.935cm" table:end-y="0.185cm" draw:z-index="2" draw:style-name="gr1" svg:width="20.421cm" svg:height="10.506cm" svg:x="1.837cm" svg:y="0.026cm">
              <draw:object draw:notify-on-update-of-ranges="Sheet1.A161:Sheet1.A165 Sheet1.D158:Sheet1.D158 Sheet1.B62:Sheet1.B66 Sheet1.G158:Sheet1.G158 Sheet1.B77:Sheet1.B80 Sheet4.K3:Sheet4.K3 Sheet4.N1:Sheet4.N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 table:number-rows-repeated="17">
          <table:table-cell table:number-columns-repeated="11"/>
        </table:table-row>
        <table:table-row table:style-name="ro1">
          <table:table-cell>
            <draw:frame table:end-cell-address="Sheet4.J75" table:end-x="1.312cm" table:end-y="0.335cm" draw:z-index="4" draw:style-name="gr1" svg:width="20.543cm" svg:height="11.555cm" svg:x="1.092cm" svg:y="0.027cm">
              <draw:object draw:notify-on-update-of-ranges="Sheet1.A161:Sheet1.A165 Sheet1.D158:Sheet1.D158 Sheet1.C68:Sheet1.C72 Sheet1.G158:Sheet1.G158 Sheet1.C83:Sheet1.C86 Sheet4.K3:Sheet4.K3 Sheet4.L1:Sheet4.L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"/>
        </table:table-row>
      </table:table>
      <table:table table:name="Sheet5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>
            <draw:frame table:end-cell-address="Sheet5.U27" table:end-x="1.266cm" table:end-y="0.101cm" draw:z-index="0" draw:style-name="gr1" svg:width="23.698cm" svg:height="11.797cm" svg:x="0.149cm" svg:y="0cm">
              <draw:object draw:notify-on-update-of-ranges="Sheet1.K3:Sheet1.M3 Sheet1.J42:Sheet1.J42 Sheet1.K4:Sheet1.M4 Sheet1.J43:Sheet1.J43 Sheet1.K5:Sheet1.M5 Sheet1.J44:Sheet1.J44 Sheet1.K6:Sheet1.M6 Sheet1.J45:Sheet1.J45 Sheet1.K7:Sheet1.M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>
            <draw:frame table:end-cell-address="Sheet5.K33" table:end-x="0.795cm" table:end-y="0.327cm" draw:z-index="1" draw:style-name="gr1" svg:width="23.276cm" svg:height="11.297cm" svg:x="0.1cm" svg:y="0.276cm">
              <draw:object draw:notify-on-update-of-ranges="Sheet1.J4:Sheet1.J7 Sheet1.J1:Sheet1.J1 Sheet1.N4:Sheet1.N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Sheet5.O51" table:end-x="0.771cm" table:end-y="0.03cm" draw:z-index="3" draw:style-name="gr1" svg:width="16.005cm" svg:height="9.002cm" svg:x="0.573cm" svg:y="0.025cm">
              <draw:object draw:notify-on-update-of-ranges="Sheet1.K12:Sheet1.M12 Sheet1.J13:Sheet1.J13 Sheet1.K22:Sheet1.M22 Sheet1.J14:Sheet1.J14 Sheet1.K23:Sheet1.M2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Sheet5.H55" table:end-x="0.199cm" table:end-y="0.23cm" draw:z-index="2" draw:style-name="gr1" svg:width="16.005cm" svg:height="9.002cm" svg:x="0cm" svg:y="0.225cm">
              <draw:object draw:notify-on-update-of-ranges="Sheet1.K12:Sheet1.M12 Sheet1.J13:Sheet1.J13 Sheet1.K13:Sheet1.M13 Sheet1.J14:Sheet1.J14 Sheet1.K14:Sheet1.M1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Sheet5.P73" table:end-x="1.408cm" table:end-y="0.203cm" draw:z-index="5" draw:style-name="gr1" svg:width="15.999cm" svg:height="8.999cm" svg:x="1.215cm" svg:y="0.201cm">
              <draw:object draw:notify-on-update-of-ranges="Sheet1.J13:Sheet1.J14 Sheet1.J10:Sheet1.J10 Sheet1.L25:Sheet1.L26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>
            <draw:frame table:end-cell-address="Sheet5.H78" table:end-x="0.193cm" table:end-y="0.052cm" draw:z-index="4" draw:style-name="gr1" svg:width="15.999cm" svg:height="8.999cm" svg:x="0cm" svg:y="0.05cm">
              <draw:object draw:notify-on-update-of-ranges="Sheet1.J13:Sheet1.J14 Sheet1.J10:Sheet1.J10 Sheet1.L16:Sheet1.L1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"/>
        </table:table-row>
      </table:table>
      <table:table table:name="Sheet6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Sheet6.M28" table:end-x="0.05cm" table:end-y="0.35cm" draw:z-index="0" draw:style-name="gr1" svg:width="27.147cm" svg:height="12.496cm" svg:x="0cm" svg:y="0cm">
              <draw:object draw:notify-on-update-of-ranges="Sheet1.A53:Sheet1.A57 Sheet1.L38:Sheet1.L38 Sheet1.B4:Sheet1.B8 Sheet1.L39:Sheet1.L39 Sheet1.B33:Sheet1.B37 Sheet1.L40:Sheet1.L40 Sheet1.B62:Sheet1.B6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1"/>
          <table:table-cell>
            <draw:frame table:end-cell-address="Sheet6.Y28" table:end-x="0.993cm" table:end-y="0.35cm" draw:z-index="1" draw:style-name="gr1" svg:width="26.923cm" svg:height="12.496cm" svg:x="1.168cm" svg:y="0cm">
              <draw:object draw:notify-on-update-of-ranges="Sheet1.A53:Sheet1.A57 Sheet1.L38:Sheet1.L38 Sheet1.B18:Sheet1.B22 Sheet1.L39:Sheet1.L39 Sheet1.B47:Sheet1.B51 Sheet1.L40:Sheet1.L40 Sheet1.B77:Sheet1.B8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Sheet6.X52" table:end-x="1.291cm" table:end-y="0.276cm" draw:z-index="3" draw:style-name="gr1" svg:width="23.724cm" svg:height="10.846cm" svg:x="0.148cm" svg:y="0.227cm">
              <draw:object draw:notify-on-update-of-ranges="Sheet1.A53:Sheet1.A57 Sheet1.L38:Sheet1.L38 Sheet1.G18:Sheet1.G22 Sheet1.L39:Sheet1.L39 Sheet1.G47:Sheet1.G51 Sheet1.L40:Sheet1.L40 Sheet1.G77:Sheet1.G8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Sheet6.L57" table:end-x="1.738cm" table:end-y="0.075cm" draw:z-index="2" draw:style-name="gr1" svg:width="26.577cm" svg:height="11.996cm" svg:x="0cm" svg:y="0.225cm">
              <draw:object draw:notify-on-update-of-ranges="Sheet1.A53:Sheet1.A57 Sheet1.L38:Sheet1.L38 Sheet1.G4:Sheet1.G8 Sheet1.L39:Sheet1.L39 Sheet1.G33:Sheet1.G37 Sheet1.L40:Sheet1.L40 Sheet1.G62:Sheet1.G6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12"/>
          <table:table-cell>
            <draw:frame table:end-cell-address="Sheet6.X80" table:end-x="1.811cm" table:end-y="0.075cm" draw:z-index="5" draw:style-name="gr1" svg:width="25.559cm" svg:height="11.621cm" svg:x="1.091cm" svg:y="0.15cm">
              <draw:object draw:notify-on-update-of-ranges="Sheet1.A53:Sheet1.A57 Sheet1.L38:Sheet1.L38 Sheet1.F18:Sheet1.F22 Sheet1.L39:Sheet1.L39 Sheet1.F47:Sheet1.F51 Sheet1.L40:Sheet1.L40 Sheet1.F77:Sheet1.F8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>
            <draw:frame table:end-cell-address="Sheet6.L87" table:end-x="0.893cm" table:end-y="0.401cm" draw:z-index="4" draw:style-name="gr1" svg:width="25.658cm" svg:height="12.596cm" svg:x="0.074cm" svg:y="0.401cm">
              <draw:object draw:notify-on-update-of-ranges="Sheet1.A53:Sheet1.A57 Sheet1.L38:Sheet1.L38 Sheet1.F4:Sheet1.F8 Sheet1.L39:Sheet1.L39 Sheet1.F33:Sheet1.F37 Sheet1.L40:Sheet1.L40 Sheet1.F62:Sheet1.F6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3"/>
        </table:table-row>
      </table:table>
      <table:table table:name="Sheet7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4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/08/2012</text:date>, <text:time>23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53:18</meta:creation-date>
    <dc:date>2012-08-07T23:47:07</dc:date>
    <dc:creator>Daniel Mankowitz</dc:creator>
    <meta:editing-duration>P3DT1H16M21S</meta:editing-duration>
    <meta:editing-cycles>216</meta:editing-cycles>
    <meta:generator>LibreOffice/3.3$Linux LibreOffice_project/330m19$Build-401</meta:generator>
    <meta:document-statistic meta:table-count="7" meta:cell-count="956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2.479cm" svg:y="0.295cm" chart:style-name="ch2">
          <text:p>The Mean Total Number of Matches for image pairs for each algorithm in the 
Main Robocup Datasets for each matching technique</text:p>
        </chart:title>
        <chart:legend chart:legend-position="end" svg:x="0.713cm" svg:y="0.811cm" chart:style-name="ch3"/>
        <chart:plot-area chart:style-name="ch4" table:cell-range-address="Sheet1.A161:Sheet1.A165 Sheet1.D158:Sheet1.D158 Sheet1.B4:Sheet1.B8 Sheet1.G158:Sheet1.G158 Sheet1.B18:Sheet1.B21 Sheet2.L6:Sheet2.L6 Sheet2.L8:Sheet2.L12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4:Sheet1.B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18:Sheet1.B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01.1">
                <text:p>101.1</text:p>
                <draw:g>
                  <svg:desc>Sheet1.B4:Sheet1.B8</svg:desc>
                </draw:g>
              </table:table-cell>
              <table:table-cell office:value-type="float" office:value="46.25">
                <text:p>46.25</text:p>
                <draw:g>
                  <svg:desc>Sheet1.B18:Sheet1.B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90.95">
                <text:p>90.95</text:p>
              </table:table-cell>
              <table:table-cell office:value-type="float" office:value="53.69">
                <text:p>5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9.41">
                <text:p>129.41</text:p>
              </table:table-cell>
              <table:table-cell office:value-type="float" office:value="12.67">
                <text:p>1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76.46">
                <text:p>76.46</text:p>
              </table:table-cell>
              <table:table-cell office:value-type="float" office:value="29.78">
                <text:p>2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183cm" svg:y="0.366cm" chart:style-name="ch2">
          <text:p>The Mean Total Number of FP Matches for 
Non-overlapping Images in The Office Environment Datasets</text:p>
        </chart:title>
        <chart:legend chart:legend-position="end" svg:x="0.81cm" svg:y="0.498cm" chart:style-name="ch3"/>
        <chart:plot-area chart:style-name="ch4" table:cell-range-address="Sheet1.A161:Sheet1.A165 Sheet1.D158:Sheet1.D158 Sheet1.C39:Sheet1.C43 Sheet1.G158:Sheet1.G158 Sheet1.C53:Sheet1.C56 Sheet3.L3:Sheet3.L3 Sheet3.K1:Sheet3.K5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39:Sheet1.C43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53:Sheet1.C56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92">
                <text:p>0.92</text:p>
                <draw:g>
                  <svg:desc>Sheet1.C39:Sheet1.C43</svg:desc>
                </draw:g>
              </table:table-cell>
              <table:table-cell office:value-type="float" office:value="0.85">
                <text:p>0.85</text:p>
                <draw:g>
                  <svg:desc>Sheet1.C53:Sheet1.C56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64">
                <text:p>0.64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.46">
                <text:p>6.46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72">
                <text:p>0.72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4.811cm" svg:y="0.354cm" chart:style-name="ch2">
          <text:p>The Mean Total Number of Valid matches for 
image pairs the Large Hall Environment Datasets</text:p>
        </chart:title>
        <chart:legend chart:legend-position="end" svg:x="1.107cm" svg:y="0.525cm" chart:style-name="ch3"/>
        <chart:plot-area chart:style-name="ch4" table:cell-range-address="Sheet1.A161:Sheet1.A165 Sheet4.K1:Sheet4.K1 Sheet1.C62:Sheet1.C66 Sheet1.G158:Sheet1.G158 Sheet1.C77:Sheet1.C80 Sheet4.K3:Sheet4.K3 Sheet4.M1:Sheet4.M5" chart:data-source-has-labels="both" svg:x="1.4cm" svg:y="2.294cm" svg:width="13.945cm" svg:height="7.47cm">
          <chartooo:coordinate-region svg:x="2.683cm" svg:y="2.494cm" svg:width="12.662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62:Sheet1.C66" chart:label-cell-address="Sheet4.K1:Sheet4.K1" chart:class="chart:bar">
            <chart:data-point chart:repeated="4"/>
            <chart:data-point chart:style-name="ch11"/>
          </chart:series>
          <chart:series chart:style-name="ch12" chart:values-cell-range-address="Sheet1.C77:Sheet1.C80" chart:label-cell-address="Sheet1.G158:Sheet1.G158" chart:class="chart:bar">
            <chart:data-point chart:repeated="4"/>
          </chart:series>
          <chart:series chart:style-name="ch13" chart:values-cell-range-address="Sheet4.M1:Sheet4.M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4.K1:Sheet4.K1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26.08">
                <text:p>126.08</text:p>
                <draw:g>
                  <svg:desc>Sheet1.C62:Sheet1.C66</svg:desc>
                </draw:g>
              </table:table-cell>
              <table:table-cell office:value-type="float" office:value="48.6">
                <text:p>48.6</text:p>
                <draw:g>
                  <svg:desc>Sheet1.C77:Sheet1.C80</svg:desc>
                </draw:g>
              </table:table-cell>
              <table:table-cell office:value-type="float" office:value="NaN">
                <text:p>NaN</text:p>
                <draw:g>
                  <svg:desc>Sheet4.M1:Sheet4.M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86.77">
                <text:p>86.77</text:p>
              </table:table-cell>
              <table:table-cell office:value-type="float" office:value="35.06">
                <text:p>35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0.04">
                <text:p>120.04</text:p>
              </table:table-cell>
              <table:table-cell office:value-type="float" office:value="122.17">
                <text:p>12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2.54">
                <text:p>102.54</text:p>
              </table:table-cell>
              <table:table-cell office:value-type="float" office:value="78.65">
                <text:p>7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Large Hall Environment Datasets</text:p>
        </chart:title>
        <chart:legend chart:legend-position="end" svg:x="0.785cm" svg:y="0.39cm" chart:style-name="ch3"/>
        <chart:plot-area chart:style-name="ch4" table:cell-range-address="Sheet1.A167:Sheet1.A171 Sheet1.D158:Sheet1.D158 Sheet1.G62:Sheet1.G66 Sheet1.G158:Sheet1.G158 Sheet1.G77:Sheet1.G80 Sheet4.K3:Sheet4.K3 Sheet4.P1:Sheet4.P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62:Sheet1.G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77:Sheet1.G80" chart:label-cell-address="Sheet1.G158:Sheet1.G158" chart:class="chart:bar">
            <chart:data-point chart:repeated="4"/>
          </chart:series>
          <chart:series chart:style-name="ch13" chart:values-cell-range-address="Sheet4.P1:Sheet4.P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256.35">
                <text:p>256.35</text:p>
                <draw:g>
                  <svg:desc>Sheet1.G62:Sheet1.G66</svg:desc>
                </draw:g>
              </table:table-cell>
              <table:table-cell office:value-type="float" office:value="93.24">
                <text:p>93.24</text:p>
                <draw:g>
                  <svg:desc>Sheet1.G77:Sheet1.G80</svg:desc>
                </draw:g>
              </table:table-cell>
              <table:table-cell office:value-type="float" office:value="NaN">
                <text:p>NaN</text:p>
                <draw:g>
                  <svg:desc>Sheet4.P1:Sheet4.P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224.88">
                <text:p>224.88</text:p>
              </table:table-cell>
              <table:table-cell office:value-type="float" office:value="72.76">
                <text:p>72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0.83">
                <text:p>320.83</text:p>
              </table:table-cell>
              <table:table-cell office:value-type="float" office:value="149.44">
                <text:p>14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86.15">
                <text:p>186.15</text:p>
              </table:table-cell>
              <table:table-cell office:value-type="float" office:value="98.38">
                <text:p>9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638cm" svg:y="0.345cm" chart:style-name="ch2">
          <text:p>The Mean Total Number of Matches for image pairs for 
each algorithm in the Large Hall Environment Datasets</text:p>
        </chart:title>
        <chart:legend chart:legend-position="end" svg:x="1.032cm" svg:y="0.538cm" chart:style-name="ch3"/>
        <chart:plot-area chart:style-name="ch4" table:cell-range-address="Sheet1.A161:Sheet1.A165 Sheet1.D158:Sheet1.D158 Sheet1.B62:Sheet1.B66 Sheet1.G158:Sheet1.G158 Sheet1.B77:Sheet1.B80 Sheet4.K3:Sheet4.K3 Sheet4.N1:Sheet4.N5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62:Sheet1.B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77:Sheet1.B80" chart:label-cell-address="Sheet1.G158:Sheet1.G158" chart:class="chart:bar">
            <chart:data-point chart:repeated="4"/>
          </chart:series>
          <chart:series chart:style-name="ch13" chart:values-cell-range-address="Sheet4.N1:Sheet4.N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  <table:table-cell office:value-type="float" office:value="62.67">
                <text:p>62.67</text:p>
                <draw:g>
                  <svg:desc>Sheet1.B77:Sheet1.B80</svg:desc>
                </draw:g>
              </table:table-cell>
              <table:table-cell office:value-type="float" office:value="NaN">
                <text:p>NaN</text:p>
                <draw:g>
                  <svg:desc>Sheet4.N1:Sheet4.N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449.75">
                <text:p>449.75</text:p>
              </table:table-cell>
              <table:table-cell office:value-type="float" office:value="43.24">
                <text:p>4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41.66">
                <text:p>641.66</text:p>
              </table:table-cell>
              <table:table-cell office:value-type="float" office:value="155.56">
                <text:p>15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72.3">
                <text:p>372.3</text:p>
              </table:table-cell>
              <table:table-cell office:value-type="float" office:value="96.88">
                <text:p>9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31cm" svg:y="0.371cm" chart:style-name="ch2">
          <text:p>The Mean Ratio of Number of Valid Matches to the 
Number of Keypoints for the Large Hall Environment Datasets</text:p>
        </chart:title>
        <chart:legend chart:legend-position="end" svg:x="1.01cm" svg:y="0.451cm" chart:style-name="ch3"/>
        <chart:plot-area chart:style-name="ch4" table:cell-range-address="Sheet1.A161:Sheet1.A165 Sheet1.D158:Sheet1.D158 Sheet1.H62:Sheet1.H66 Sheet1.G158:Sheet1.G158 Sheet1.H77:Sheet1.H80 Sheet4.K3:Sheet4.K3 Sheet4.L1:Sheet4.L5" chart:data-source-has-labels="both" svg:x="1.431cm" svg:y="2.362cm" svg:width="15.365cm" svg:height="8.24cm">
          <chartooo:coordinate-region svg:x="2.343cm" svg:y="2.562cm" svg:width="14.453cm" svg:height="7.393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H62:Sheet1.H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H77:Sheet1.H80" chart:label-cell-address="Sheet1.G158:Sheet1.G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10122878876536">
                <text:p>0.310122878876536</text:p>
                <draw:g>
                  <svg:desc>Sheet1.H62:Sheet1.H66</svg:desc>
                </draw:g>
              </table:table-cell>
              <table:table-cell office:value-type="float" office:value="0.406370656370656">
                <text:p>0.406370656370656</text:p>
                <draw:g>
                  <svg:desc>Sheet1.H77:Sheet1.H80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226965492707222">
                <text:p>0.226965492707222</text:p>
              </table:table-cell>
              <table:table-cell office:value-type="float" office:value="0.318719076415613">
                <text:p>0.318719076415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243399931427859">
                <text:p>0.243399931427859</text:p>
              </table:table-cell>
              <table:table-cell office:value-type="float" office:value="0.428265524625268">
                <text:p>0.42826552462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36986301369863">
                <text:p>0.336986301369863</text:p>
              </table:table-cell>
              <table:table-cell office:value-type="float" office:value="0.51433218133767">
                <text:p>0.51433218133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71791572853007">
                <text:p>0.27179157285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3.773cm" svg:y="0.366cm" chart:style-name="ch2">
          <text:p>The Mean Total Number of FP Matches for 
Non-overlapping Images in The Large Hall Environment Datasets</text:p>
        </chart:title>
        <chart:legend chart:legend-position="end" svg:x="0.613cm" svg:y="0.789cm" chart:style-name="ch3"/>
        <chart:plot-area chart:style-name="ch4" table:cell-range-address="Sheet1.A161:Sheet1.A165 Sheet1.D158:Sheet1.D158 Sheet1.C68:Sheet1.C72 Sheet1.G158:Sheet1.G158 Sheet1.C83:Sheet1.C86 Sheet4.K3:Sheet4.K3 Sheet4.L1:Sheet4.L5" chart:data-source-has-labels="both" svg:x="1.421cm" svg:y="2.342cm" svg:width="14.928cm" svg:height="8.002cm">
          <chartooo:coordinate-region svg:x="2.519cm" svg:y="2.541cm" svg:width="13.83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68:Sheet1.C72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83:Sheet1.C86" chart:label-cell-address="Sheet1.G158:Sheet1.G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.46">
                <text:p>1.46</text:p>
                <draw:g>
                  <svg:desc>Sheet1.C68:Sheet1.C72</svg:desc>
                </draw:g>
              </table:table-cell>
              <table:table-cell office:value-type="float" office:value="2.82">
                <text:p>2.82</text:p>
                <draw:g>
                  <svg:desc>Sheet1.C83:Sheet1.C86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.39">
                <text:p>1.3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9.64">
                <text:p>9.64</text:p>
              </table:table-cell>
              <table:table-cell office:value-type="float" office:value="6.29">
                <text:p>6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.45">
                <text:p>1.4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7.39">
                <text:p>7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99cm" svg:height="11.798cm" xlink:href=".." xlink:type="simple" chart:class="chart:bar" chart:style-name="ch1">
        <chart:title svg:x="7.415cm" svg:y="0.336cm" chart:style-name="ch2">
          <text:p>Comparing the matching and interest point 
performance under varying illumination</text:p>
        </chart:title>
        <chart:legend chart:legend-position="top" svg:x="3.824cm" svg:y="2.072cm" chart:style-name="ch3"/>
        <chart:plot-area chart:style-name="ch4" table:cell-range-address="Sheet1.K3:Sheet1.M7 Sheet1.J42:Sheet1.J45" chart:data-source-has-labels="both" svg:x="1.482cm" svg:y="2.356cm" svg:width="18.249cm" svg:height="8.219cm">
          <chartooo:coordinate-region svg:x="2.58cm" svg:y="2.555cm" svg:width="17.151cm" svg:height="7.373cm"/>
          <chart:axis chart:dimension="x" chart:name="primary-x" chart:style-name="ch5">
            <chart:title svg:x="9.993cm" svg:y="10.81cm" chart:style-name="ch6">
              <text:p>Statistic</text:p>
            </chart:title>
            <chart:categories table:cell-range-address="Sheet1.K3:Sheet1.M3"/>
          </chart:axis>
          <chart:axis chart:dimension="y" chart:name="primary-y" chart:style-name="ch7">
            <chart:title svg:x="0.449cm" svg:y="6.946cm" chart:style-name="ch8">
              <text:p>Value</text:p>
            </chart:title>
            <chart:grid chart:style-name="ch9" chart:class="major"/>
          </chart:axis>
          <chart:series chart:style-name="ch10" chart:values-cell-range-address="Sheet1.K4:Sheet1.M4" chart:label-cell-address="Sheet1.J42:Sheet1.J42" chart:class="chart:bar">
            <chart:data-point chart:repeated="3"/>
          </chart:series>
          <chart:series chart:style-name="ch11" chart:values-cell-range-address="Sheet1.K5:Sheet1.M5" chart:label-cell-address="Sheet1.J43:Sheet1.J43" chart:class="chart:bar">
            <chart:data-point chart:repeated="3"/>
          </chart:series>
          <chart:series chart:style-name="ch12" chart:values-cell-range-address="Sheet1.K6:Sheet1.M6" chart:label-cell-address="Sheet1.J44:Sheet1.J44" chart:class="chart:bar">
            <chart:data-point chart:repeated="3"/>
          </chart:series>
          <chart:series chart:style-name="ch13" chart:values-cell-range-address="Sheet1.K7:Sheet1.M7" chart:label-cell-address="Sheet1.J45:Sheet1.J4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3:Sheet1.M3</svg:desc>
                </draw:g>
              </table:table-cell>
              <table:table-cell office:value-type="string">
                <text:p>Best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Main Robocup Dataset (All Lights On)</text:p>
                <draw:g>
                  <svg:desc>Sheet1.J42:Sheet1.J42</svg:desc>
                </draw:g>
              </table:table-cell>
              <table:table-cell office:value-type="float" office:value="67.08">
                <text:p>67.08</text:p>
                <draw:g>
                  <svg:desc>Sheet1.K4:Sheet1.M4</svg:desc>
                </draw:g>
              </table:table-cell>
              <table:table-cell office:value-type="float" office:value="11.69">
                <text:p>11.69</text:p>
              </table:table-cell>
              <table:table-cell office:value-type="float" office:value="33.54">
                <text:p>33.54</text:p>
              </table:table-cell>
            </table:table-row>
            <table:table-row>
              <table:table-cell office:value-type="string">
                <text:p>1- Left Light: off, Right Light: on, Main Lights: on</text:p>
                <draw:g>
                  <svg:desc>Sheet1.J43:Sheet1.J43</svg:desc>
                </draw:g>
              </table:table-cell>
              <table:table-cell office:value-type="float" office:value="22.32">
                <text:p>22.32</text:p>
                <draw:g>
                  <svg:desc>Sheet1.K5:Sheet1.M5</svg:desc>
                </draw:g>
              </table:table-cell>
              <table:table-cell office:value-type="float" office:value="10.03">
                <text:p>10.03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2- Left Light: on, Right Light: off, Main Lights: off</text:p>
                <draw:g>
                  <svg:desc>Sheet1.J44:Sheet1.J44</svg:desc>
                </draw:g>
              </table:table-cell>
              <table:table-cell office:value-type="float" office:value="25.35">
                <text:p>25.35</text:p>
                <draw:g>
                  <svg:desc>Sheet1.K6:Sheet1.M6</svg:desc>
                </draw:g>
              </table:table-cell>
              <table:table-cell office:value-type="float" office:value="9.59">
                <text:p>9.5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- Left Light: off, Right Light: off, Main Lights: on</text:p>
                <draw:g>
                  <svg:desc>Sheet1.J45:Sheet1.J45</svg:desc>
                </draw:g>
              </table:table-cell>
              <table:table-cell office:value-type="float" office:value="21.65">
                <text:p>21.65</text:p>
                <draw:g>
                  <svg:desc>Sheet1.K7:Sheet1.M7</svg:desc>
                </draw:g>
              </table:table-cell>
              <table:table-cell office:value-type="float" office:value="9.53">
                <text:p>9.53</text:p>
              </table:table-cell>
              <table:table-cell office:value-type="float" office:value="30.86">
                <text:p>30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77cm" svg:height="11.298cm" xlink:href=".." xlink:type="simple" chart:class="chart:bar" chart:style-name="ch1">
        <chart:title svg:x="7.057cm" svg:y="0.36cm" chart:style-name="ch2">
          <text:p>The Ratio of Valid Matches to Interest Points 
under Varying Lighting Conditions</text:p>
        </chart:title>
        <chart:legend chart:legend-position="end" svg:x="16.568cm" svg:y="5.155cm" chart:style-name="ch3"/>
        <chart:plot-area chart:style-name="ch4" table:cell-range-address="Sheet1.J4:Sheet1.J7 Sheet1.J1:Sheet1.J1 Sheet1.N4:Sheet1.N7" chart:data-source-has-labels="both" svg:x="1.476cm" svg:y="2.318cm" svg:width="14.162cm" svg:height="7.774cm">
          <chartooo:coordinate-region svg:x="2.574cm" svg:y="2.518cm" svg:width="12.492cm" svg:height="6.529cm"/>
          <chart:axis chart:dimension="x" chart:name="primary-x" chart:style-name="ch5">
            <chart:title svg:x="7.177cm" svg:y="10.317cm" chart:style-name="ch6">
              <text:p>Lighting Condition</text:p>
            </chart:title>
            <chart:categories table:cell-range-address="Sheet1.J4:Sheet1.J7"/>
          </chart:axis>
          <chart:axis chart:dimension="y" chart:name="primary-y" chart:style-name="ch7">
            <chart:title svg:x="0.451cm" svg:y="7.082cm" chart:style-name="ch8">
              <text:p>Ratio value</text:p>
            </chart:title>
            <chart:grid chart:style-name="ch9" chart:class="major"/>
          </chart:axis>
          <chart:series chart:style-name="ch10" chart:values-cell-range-address="Sheet1.N4:Sheet1.N7" chart:label-cell-address="Sheet1.J1:Sheet1.J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ying Lighting (All used for Graphing purposes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J4:Sheet1.J7</svg:desc>
                </draw:g>
              </table:table-cell>
              <table:table-cell office:value-type="float" office:value="0.348539057841383">
                <text:p>0.348539057841383</text:p>
                <draw:g>
                  <svg:desc>Sheet1.N4:Sheet1.N7</svg:desc>
                </draw:g>
              </table:table-cell>
            </table:table-row>
            <table:table-row>
              <table:table-cell office:value-type="string">
                <text:p>Left fluorescent Light Off</text:p>
              </table:table-cell>
              <table:table-cell office:value-type="float" office:value="0.484541062801932">
                <text:p>0.484541062801932</text:p>
              </table:table-cell>
            </table:table-row>
            <table:table-row>
              <table:table-cell office:value-type="string">
                <text:p>Right fluorescent light and Main Lights off</text:p>
              </table:table-cell>
              <table:table-cell office:value-type="float" office:value="0.446046511627907">
                <text:p>0.446046511627907</text:p>
              </table:table-cell>
            </table:table-row>
            <table:table-row>
              <table:table-cell office:value-type="string">
                <text:p>Both fluorescent Lights off</text:p>
              </table:table-cell>
              <table:table-cell office:value-type="float" office:value="0.308813998703824">
                <text:p>0.3088139987038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1.861cm" svg:y="0.315cm" chart:style-name="ch2">
          <text:p>Statistics for Matching comparing Nao-only images and 
Nikon camera and Nao images for the Main Robocup Dataset</text:p>
        </chart:title>
        <chart:legend chart:legend-position="end" svg:x="12.947cm" svg:y="3.981cm" chart:style-name="ch3"/>
        <chart:plot-area chart:style-name="ch4" table:cell-range-address="Sheet1.K12:Sheet1.M14 Sheet1.J13:Sheet1.J14" chart:data-source-has-labels="both" svg:x="1.331cm" svg:y="2.138cm" svg:width="10.977cm" svg:height="5.704cm">
          <chartooo:coordinate-region svg:x="2.429cm" svg:y="2.337cm" svg:width="9.879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K12:Sheet1.M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K13:Sheet1.M13" chart:label-cell-address="Sheet1.J13:Sheet1.J13" chart:class="chart:bar">
            <chart:data-point chart:repeated="3"/>
          </chart:series>
          <chart:series chart:style-name="ch11" chart:values-cell-range-address="Sheet1.K14:Sheet1.M14" chart:label-cell-address="Sheet1.J14:Sheet1.J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12:Sheet1.M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3</svg:desc>
                </draw:g>
              </table:table-cell>
              <table:table-cell office:value-type="float" office:value="29.78">
                <text:p>29.78</text:p>
                <draw:g>
                  <svg:desc>Sheet1.K13:Sheet1.M13</svg:desc>
                </draw:g>
              </table:table-cell>
              <table:table-cell office:value-type="float" office:value="11.69">
                <text:p>11.6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Nao and Nikon</text:p>
                <draw:g>
                  <svg:desc>Sheet1.J14:Sheet1.J14</svg:desc>
                </draw:g>
              </table:table-cell>
              <table:table-cell office:value-type="float" office:value="17.06">
                <text:p>17.06</text:p>
                <draw:g>
                  <svg:desc>Sheet1.K14:Sheet1.M14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22.9">
                <text:p>22.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2.152cm" svg:y="0.315cm" chart:style-name="ch2">
          <text:p>Statistics for Matching comparing Nao-only images and 
Nikon camera and Nao images for the Large Hall Datasets</text:p>
        </chart:title>
        <chart:legend chart:legend-position="end" svg:x="12.947cm" svg:y="3.981cm" chart:style-name="ch3"/>
        <chart:plot-area chart:style-name="ch4" table:cell-range-address="Sheet1.K12:Sheet1.M12 Sheet1.J13:Sheet1.J14 Sheet1.K22:Sheet1.M23" chart:data-source-has-labels="both" svg:x="1.331cm" svg:y="2.138cm" svg:width="10.977cm" svg:height="5.704cm">
          <chartooo:coordinate-region svg:x="2.614cm" svg:y="2.337cm" svg:width="9.694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K12:Sheet1.M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K22:Sheet1.M22" chart:label-cell-address="Sheet1.J13:Sheet1.J13" chart:class="chart:bar">
            <chart:data-point chart:repeated="3"/>
          </chart:series>
          <chart:series chart:style-name="ch11" chart:values-cell-range-address="Sheet1.K23:Sheet1.M23" chart:label-cell-address="Sheet1.J14:Sheet1.J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12:Sheet1.M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3</svg:desc>
                </draw:g>
              </table:table-cell>
              <table:table-cell office:value-type="float" office:value="96.88">
                <text:p>96.88</text:p>
                <draw:g>
                  <svg:desc>Sheet1.K22:Sheet1.M22</svg:desc>
                </draw:g>
              </table:table-cell>
              <table:table-cell office:value-type="float" office:value="50.6">
                <text:p>50.6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Nao and Nikon</text:p>
                <draw:g>
                  <svg:desc>Sheet1.J14:Sheet1.J14</svg:desc>
                </draw:g>
              </table:table-cell>
              <table:table-cell office:value-type="float" office:value="27.16">
                <text:p>27.16</text:p>
                <draw:g>
                  <svg:desc>Sheet1.K23:Sheet1.M23</svg:desc>
                </draw:g>
              </table:table-cell>
              <table:table-cell office:value-type="float" office:value="12.21">
                <text:p>12.21</text:p>
              </table:table-cell>
              <table:table-cell office:value-type="float" office:value="98.44">
                <text:p>98.4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92cm" svg:height="11.898cm" xlink:href=".." xlink:type="simple" chart:class="chart:bar" chart:style-name="ch1">
        <chart:title svg:x="4.848cm" svg:y="0.372cm" chart:style-name="ch2">
          <text:p>The Mean Total Number of Valid matches for image pairs 
the Main Robocup Datasets</text:p>
        </chart:title>
        <chart:legend chart:legend-position="end" svg:x="1.356cm" svg:y="0.488cm" chart:style-name="ch3"/>
        <chart:plot-area chart:style-name="ch4" table:cell-range-address="Sheet1.A161:Sheet1.A165 Sheet1.D158:Sheet1.D158 Sheet1.C4:Sheet1.C8 Sheet1.G158:Sheet1.G158 Sheet1.C18:Sheet1.C21 Sheet2.L6:Sheet2.L6 Sheet2.L8:Sheet2.L12" chart:data-source-has-labels="both" svg:x="1.436cm" svg:y="2.366cm" svg:width="15.631cm" svg:height="8.314cm">
          <chartooo:coordinate-region svg:x="2.534cm" svg:y="2.566cm" svg:width="14.533cm" svg:height="7.467cm"/>
          <chart:axis chart:dimension="x" chart:name="primary-x" chart:style-name="ch5">
            <chart:title svg:x="8.506cm" svg:y="10.917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7.004cm" chart:style-name="ch8">
              <text:p>Value</text:p>
            </chart:title>
            <chart:grid chart:style-name="ch9" chart:class="major"/>
          </chart:axis>
          <chart:series chart:style-name="ch10" chart:values-cell-range-address="Sheet1.C4:Sheet1.C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18:Sheet1.C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8.3">
                <text:p>18.3</text:p>
                <draw:g>
                  <svg:desc>Sheet1.C4:Sheet1.C8</svg:desc>
                </draw:g>
              </table:table-cell>
              <table:table-cell office:value-type="float" office:value="29.23">
                <text:p>29.23</text:p>
                <draw:g>
                  <svg:desc>Sheet1.C18:Sheet1.C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5.26">
                <text:p>15.26</text:p>
              </table:table-cell>
              <table:table-cell office:value-type="float" office:value="36.59">
                <text:p>36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21.63">
                <text:p>21.63</text:p>
              </table:table-cell>
              <table:table-cell office:value-type="float" office:value="9.74">
                <text:p>9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8.73">
                <text:p>18.73</text:p>
              </table:table-cell>
              <table:table-cell office:value-type="float" office:value="23.13">
                <text:p>2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79cm" svg:y="0.316cm" chart:style-name="ch2">
          <text:p>The Mean Number of Valid Matches for Non-overlapping Images 
using the Nikon Camera Images and Nao Images for Matching from the
Main Robocup Datasets</text:p>
        </chart:title>
        <chart:plot-area chart:style-name="ch3" table:cell-range-address="Sheet1.J13:Sheet1.J14 Sheet1.J10:Sheet1.J10 Sheet1.L16:Sheet1.L17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J13:Sheet1.J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L16:Sheet1.L17" chart:label-cell-address="Sheet1.J10:Sheet1.J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4</svg:desc>
                </draw:g>
              </table:table-cell>
              <table:table-cell office:value-type="float" office:value="1.46">
                <text:p>1.46</text:p>
                <draw:g>
                  <svg:desc>Sheet1.L16:Sheet1.L17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The Mean Number of False Positive Matches for Non-overlapping Images 
using the Nikon Camera Images and Nao Images for Matching from the
Large Hall Environment Datasets</text:p>
        </chart:title>
        <chart:plot-area chart:style-name="ch3" table:cell-range-address="Sheet1.J13:Sheet1.J14 Sheet1.J10:Sheet1.J10 Sheet1.L25:Sheet1.L26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J13:Sheet1.J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L25:Sheet1.L26" chart:label-cell-address="Sheet1.J10:Sheet1.J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4</svg:desc>
                </draw:g>
              </table:table-cell>
              <table:table-cell office:value-type="float" office:value="3.5">
                <text:p>3.5</text:p>
                <draw:g>
                  <svg:desc>Sheet1.L25:Sheet1.L26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48cm" svg:height="12.497cm" xlink:href=".." xlink:type="simple" chart:class="chart:bar" chart:style-name="ch1">
        <chart:title svg:x="6.477cm" svg:y="0.432cm" chart:style-name="ch2">
          <text:p>A comparison of the Total Number of Matches 
for each of the Environments using 2-NN Matching</text:p>
        </chart:title>
        <chart:legend chart:legend-position="top" svg:x="7.731cm" svg:y="2.1cm" chart:style-name="ch3"/>
        <chart:plot-area chart:style-name="ch4" table:cell-range-address="Sheet1.A53:Sheet1.A57 Sheet1.L38:Sheet1.L40 Sheet1.B4:Sheet1.B8 Sheet1.B33:Sheet1.B37 Sheet1.B62:Sheet1.B66" chart:data-source-has-labels="both" svg:x="1.553cm" svg:y="3.189cm" svg:width="24.511cm" svg:height="8.078cm">
          <chartooo:coordinate-region svg:x="2.836cm" svg:y="3.389cm" svg:width="23.228cm" svg:height="7.231cm"/>
          <chart:axis chart:dimension="x" chart:name="primary-x" chart:style-name="ch5">
            <chart:title svg:x="13.06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4:Sheet1.B8" chart:label-cell-address="Sheet1.L38:Sheet1.L38" chart:class="chart:bar">
            <chart:data-point chart:repeated="5"/>
          </chart:series>
          <chart:series chart:style-name="ch11" chart:values-cell-range-address="Sheet1.B33:Sheet1.B37" chart:label-cell-address="Sheet1.L39:Sheet1.L39" chart:class="chart:bar">
            <chart:data-point chart:repeated="5"/>
          </chart:series>
          <chart:series chart:style-name="ch12" chart:values-cell-range-address="Sheet1.B62:Sheet1.B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01.1">
                <text:p>101.1</text:p>
                <draw:g>
                  <svg:desc>Sheet1.B4:Sheet1.B8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90.95">
                <text:p>90.95</text:p>
              </table:table-cell>
              <table:table-cell office:value-type="float" office:value="262.03">
                <text:p>262.03</text:p>
              </table:table-cell>
              <table:table-cell office:value-type="float" office:value="449.75">
                <text:p>449.75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9.41">
                <text:p>129.41</text:p>
              </table:table-cell>
              <table:table-cell office:value-type="float" office:value="338.03">
                <text:p>338.03</text:p>
              </table:table-cell>
              <table:table-cell office:value-type="float" office:value="641.66">
                <text:p>641.6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76.46">
                <text:p>76.46</text:p>
              </table:table-cell>
              <table:table-cell office:value-type="float" office:value="202.14">
                <text:p>202.14</text:p>
              </table:table-cell>
              <table:table-cell office:value-type="float" office:value="372.3">
                <text:p>372.3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24cm" svg:height="12.497cm" xlink:href=".." xlink:type="simple" chart:class="chart:bar" chart:style-name="ch1">
        <chart:title svg:x="6.421cm" svg:y="0.425cm" chart:style-name="ch2">
          <text:p>A comparison of the Total Number of Matches 
for each of the Environments using Radius Matching</text:p>
        </chart:title>
        <chart:legend chart:legend-position="top" svg:x="7.619cm" svg:y="2.1cm" chart:style-name="ch3"/>
        <chart:plot-area chart:style-name="ch4" table:cell-range-address="Sheet1.A53:Sheet1.A57 Sheet1.L38:Sheet1.L40 Sheet1.B18:Sheet1.B22 Sheet1.B47:Sheet1.B51 Sheet1.B77:Sheet1.B81" chart:data-source-has-labels="both" svg:x="1.549cm" svg:y="3.189cm" svg:width="24.299cm" svg:height="8.078cm">
          <chartooo:coordinate-region svg:x="2.832cm" svg:y="3.389cm" svg:width="23.016cm" svg:height="7.231cm"/>
          <chart:axis chart:dimension="x" chart:name="primary-x" chart:style-name="ch5">
            <chart:title svg:x="12.95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18:Sheet1.B22" chart:label-cell-address="Sheet1.L38:Sheet1.L38" chart:class="chart:bar">
            <chart:data-point chart:repeated="5"/>
          </chart:series>
          <chart:series chart:style-name="ch11" chart:values-cell-range-address="Sheet1.B47:Sheet1.B51" chart:label-cell-address="Sheet1.L39:Sheet1.L39" chart:class="chart:bar">
            <chart:data-point chart:repeated="5"/>
          </chart:series>
          <chart:series chart:style-name="ch12" chart:values-cell-range-address="Sheet1.B77:Sheet1.B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46.25">
                <text:p>46.25</text:p>
                <draw:g>
                  <svg:desc>Sheet1.B18:Sheet1.B22</svg:desc>
                </draw:g>
              </table:table-cell>
              <table:table-cell office:value-type="float" office:value="27.72">
                <text:p>27.72</text:p>
                <draw:g>
                  <svg:desc>Sheet1.B47:Sheet1.B51</svg:desc>
                </draw:g>
              </table:table-cell>
              <table:table-cell office:value-type="float" office:value="62.67">
                <text:p>62.67</text:p>
                <draw:g>
                  <svg:desc>Sheet1.B77:Sheet1.B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3.69">
                <text:p>53.69</text:p>
              </table:table-cell>
              <table:table-cell office:value-type="float" office:value="24.68">
                <text:p>24.68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.67">
                <text:p>12.67</text:p>
              </table:table-cell>
              <table:table-cell office:value-type="float" office:value="52.61">
                <text:p>52.61</text:p>
              </table:table-cell>
              <table:table-cell office:value-type="float" office:value="155.56">
                <text:p>155.5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9.78">
                <text:p>29.78</text:p>
              </table:table-cell>
              <table:table-cell office:value-type="float" office:value="45.66">
                <text:p>45.66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8cm" svg:height="11.997cm" xlink:href=".." xlink:type="simple" chart:class="chart:bar" chart:style-name="ch1">
        <chart:title svg:x="6.143cm" svg:y="0.409cm" chart:style-name="ch2">
          <text:p>A comparison of the Total Number of Interest Points 
for each of the Environments using 2-NN Matching</text:p>
        </chart:title>
        <chart:legend chart:legend-position="top" svg:x="7.446cm" svg:y="2.081cm" chart:style-name="ch3"/>
        <chart:plot-area chart:style-name="ch4" table:cell-range-address="Sheet1.A53:Sheet1.A57 Sheet1.L38:Sheet1.L40 Sheet1.G4:Sheet1.G8 Sheet1.G33:Sheet1.G37 Sheet1.G62:Sheet1.G66" chart:data-source-has-labels="both" svg:x="1.542cm" svg:y="3.149cm" svg:width="23.974cm" svg:height="7.628cm">
          <chartooo:coordinate-region svg:x="2.825cm" svg:y="3.348cm" svg:width="22.691cm" svg:height="6.782cm"/>
          <chart:axis chart:dimension="x" chart:name="primary-x" chart:style-name="ch5">
            <chart:title svg:x="12.784cm" svg:y="11.0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81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G4:Sheet1.G8" chart:label-cell-address="Sheet1.L38:Sheet1.L38" chart:class="chart:bar">
            <chart:data-point chart:repeated="5"/>
          </chart:series>
          <chart:series chart:style-name="ch11" chart:values-cell-range-address="Sheet1.G33:Sheet1.G37" chart:label-cell-address="Sheet1.L39:Sheet1.L39" chart:class="chart:bar">
            <chart:data-point chart:repeated="5"/>
          </chart:series>
          <chart:series chart:style-name="ch12" chart:values-cell-range-address="Sheet1.G62:Sheet1.G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50.55">
                <text:p>50.55</text:p>
                <draw:g>
                  <svg:desc>Sheet1.G4:Sheet1.G8</svg:desc>
                </draw:g>
              </table:table-cell>
              <table:table-cell office:value-type="float" office:value="133.18">
                <text:p>133.18</text:p>
                <draw:g>
                  <svg:desc>Sheet1.G33:Sheet1.G37</svg:desc>
                </draw:g>
              </table:table-cell>
              <table:table-cell office:value-type="float" office:value="256.35">
                <text:p>256.35</text:p>
                <draw:g>
                  <svg:desc>Sheet1.G62:Sheet1.G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45.47">
                <text:p>45.47</text:p>
              </table:table-cell>
              <table:table-cell office:value-type="float" office:value="131.01">
                <text:p>131.01</text:p>
              </table:table-cell>
              <table:table-cell office:value-type="float" office:value="224.88">
                <text:p>224.88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4.71">
                <text:p>64.71</text:p>
              </table:table-cell>
              <table:table-cell office:value-type="float" office:value="169.02">
                <text:p>169.02</text:p>
              </table:table-cell>
              <table:table-cell office:value-type="float" office:value="320.83">
                <text:p>320.83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8.23">
                <text:p>38.23</text:p>
              </table:table-cell>
              <table:table-cell office:value-type="float" office:value="101.07">
                <text:p>101.07</text:p>
              </table:table-cell>
              <table:table-cell office:value-type="float" office:value="186.15">
                <text:p>186.15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25cm" svg:height="10.847cm" xlink:href=".." xlink:type="simple" chart:class="chart:bar" chart:style-name="ch1">
        <chart:title svg:x="5.485cm" svg:y="0.37cm" chart:style-name="ch2">
          <text:p>A comparison of the Total Number of Interest Points 
for each of the Environments using Radius Matching</text:p>
        </chart:title>
        <chart:legend chart:legend-position="top" svg:x="6.019cm" svg:y="2.034cm" chart:style-name="ch3"/>
        <chart:plot-area chart:style-name="ch4" table:cell-range-address="Sheet1.A53:Sheet1.A57 Sheet1.L38:Sheet1.L40 Sheet1.G18:Sheet1.G22 Sheet1.G47:Sheet1.G51 Sheet1.G77:Sheet1.G81" chart:data-source-has-labels="both" svg:x="1.485cm" svg:y="3.057cm" svg:width="21.292cm" svg:height="6.593cm">
          <chartooo:coordinate-region svg:x="2.768cm" svg:y="3.257cm" svg:width="20.009cm" svg:height="5.746cm"/>
          <chart:axis chart:dimension="x" chart:name="primary-x" chart:style-name="ch5">
            <chart:title svg:x="11.386cm" svg:y="9.86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20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G18:Sheet1.G22" chart:label-cell-address="Sheet1.L38:Sheet1.L38" chart:class="chart:bar">
            <chart:data-point chart:repeated="5"/>
          </chart:series>
          <chart:series chart:style-name="ch11" chart:values-cell-range-address="Sheet1.G47:Sheet1.G51" chart:label-cell-address="Sheet1.L39:Sheet1.L39" chart:class="chart:bar">
            <chart:data-point chart:repeated="5"/>
          </chart:series>
          <chart:series chart:style-name="ch12" chart:values-cell-range-address="Sheet1.G77:Sheet1.G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20.51">
                <text:p>20.51</text:p>
                <draw:g>
                  <svg:desc>Sheet1.G18:Sheet1.G22</svg:desc>
                </draw:g>
              </table:table-cell>
              <table:table-cell office:value-type="float" office:value="51.45">
                <text:p>51.45</text:p>
                <draw:g>
                  <svg:desc>Sheet1.G47:Sheet1.G51</svg:desc>
                </draw:g>
              </table:table-cell>
              <table:table-cell office:value-type="float" office:value="93.24">
                <text:p>93.24</text:p>
                <draw:g>
                  <svg:desc>Sheet1.G77:Sheet1.G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6.37">
                <text:p>16.37</text:p>
              </table:table-cell>
              <table:table-cell office:value-type="float" office:value="51.87">
                <text:p>51.87</text:p>
              </table:table-cell>
              <table:table-cell office:value-type="float" office:value="72.76">
                <text:p>72.76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.21">
                <text:p>32.21</text:p>
              </table:table-cell>
              <table:table-cell office:value-type="float" office:value="84.43">
                <text:p>84.43</text:p>
              </table:table-cell>
              <table:table-cell office:value-type="float" office:value="149.44">
                <text:p>149.4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1.3">
                <text:p>21.3</text:p>
              </table:table-cell>
              <table:table-cell office:value-type="float" office:value="53.4">
                <text:p>53.4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9cm" svg:height="12.597cm" xlink:href=".." xlink:type="simple" chart:class="chart:bar" chart:style-name="ch1">
        <chart:title svg:x="5.928cm" svg:y="0.427cm" chart:style-name="ch2">
          <text:p>A comparison of the Total Number of Valid Matches 
for each of the Environments using 2-NN Matching</text:p>
        </chart:title>
        <chart:legend chart:legend-position="top" svg:x="6.986cm" svg:y="2.104cm" chart:style-name="ch3"/>
        <chart:plot-area chart:style-name="ch4" table:cell-range-address="Sheet1.A53:Sheet1.A57 Sheet1.L38:Sheet1.L40 Sheet1.F4:Sheet1.F8 Sheet1.F33:Sheet1.F37 Sheet1.F62:Sheet1.F66" chart:data-source-has-labels="both" svg:x="1.524cm" svg:y="3.197cm" svg:width="23.109cm" svg:height="8.168cm">
          <chartooo:coordinate-region svg:x="2.622cm" svg:y="3.397cm" svg:width="22.011cm" svg:height="7.321cm"/>
          <chart:axis chart:dimension="x" chart:name="primary-x" chart:style-name="ch5">
            <chart:title svg:x="12.333cm" svg:y="11.6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137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F4:Sheet1.F8" chart:label-cell-address="Sheet1.L38:Sheet1.L38" chart:class="chart:bar">
            <chart:data-point chart:repeated="5"/>
          </chart:series>
          <chart:series chart:style-name="ch11" chart:values-cell-range-address="Sheet1.F33:Sheet1.F37" chart:label-cell-address="Sheet1.L39:Sheet1.L39" chart:class="chart:bar">
            <chart:data-point chart:repeated="5"/>
          </chart:series>
          <chart:series chart:style-name="ch12" chart:values-cell-range-address="Sheet1.F62:Sheet1.F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0.8">
                <text:p>10.8</text:p>
                <draw:g>
                  <svg:desc>Sheet1.F4:Sheet1.F8</svg:desc>
                </draw:g>
              </table:table-cell>
              <table:table-cell office:value-type="float" office:value="21.26">
                <text:p>21.26</text:p>
                <draw:g>
                  <svg:desc>Sheet1.F33:Sheet1.F37</svg:desc>
                </draw:g>
              </table:table-cell>
              <table:table-cell office:value-type="float" office:value="79.5">
                <text:p>79.5</text:p>
                <draw:g>
                  <svg:desc>Sheet1.F62:Sheet1.F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8.37">
                <text:p>8.37</text:p>
              </table:table-cell>
              <table:table-cell office:value-type="float" office:value="14.91">
                <text:p>14.91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3.5">
                <text:p>13.5</text:p>
              </table:table-cell>
              <table:table-cell office:value-type="float" office:value="23.72">
                <text:p>23.72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.64">
                <text:p>10.64</text:p>
              </table:table-cell>
              <table:table-cell office:value-type="float" office:value="18.3">
                <text:p>18.3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56cm" svg:height="11.622cm" xlink:href=".." xlink:type="simple" chart:class="chart:bar" chart:style-name="ch1">
        <chart:title svg:x="5.911cm" svg:y="0.394cm" chart:style-name="ch2">
          <text:p>A comparison of the Total Number of Valid Matches 
for each of the Environments using Radius Matching</text:p>
        </chart:title>
        <chart:legend chart:legend-position="top" svg:x="6.937cm" svg:y="2.066cm" chart:style-name="ch3"/>
        <chart:plot-area chart:style-name="ch4" table:cell-range-address="Sheet1.A53:Sheet1.A57 Sheet1.L38:Sheet1.L40 Sheet1.F18:Sheet1.F22 Sheet1.F47:Sheet1.F51 Sheet1.F77:Sheet1.F81" chart:data-source-has-labels="both" svg:x="1.522cm" svg:y="3.121cm" svg:width="23.016cm" svg:height="7.288cm">
          <chartooo:coordinate-region svg:x="2.62cm" svg:y="3.321cm" svg:width="21.918cm" svg:height="6.441cm"/>
          <chart:axis chart:dimension="x" chart:name="primary-x" chart:style-name="ch5">
            <chart:title svg:x="12.285cm" svg:y="10.641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621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F18:Sheet1.F22" chart:label-cell-address="Sheet1.L38:Sheet1.L38" chart:class="chart:bar">
            <chart:data-point chart:repeated="5"/>
          </chart:series>
          <chart:series chart:style-name="ch11" chart:values-cell-range-address="Sheet1.F47:Sheet1.F51" chart:label-cell-address="Sheet1.L39:Sheet1.L39" chart:class="chart:bar">
            <chart:data-point chart:repeated="5"/>
          </chart:series>
          <chart:series chart:style-name="ch12" chart:values-cell-range-address="Sheet1.F77:Sheet1.F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1.3">
                <text:p>11.3</text:p>
                <draw:g>
                  <svg:desc>Sheet1.F18:Sheet1.F22</svg:desc>
                </draw:g>
              </table:table-cell>
              <table:table-cell office:value-type="float" office:value="13.62">
                <text:p>13.62</text:p>
                <draw:g>
                  <svg:desc>Sheet1.F47:Sheet1.F51</svg:desc>
                </draw:g>
              </table:table-cell>
              <table:table-cell office:value-type="float" office:value="37.89">
                <text:p>37.89</text:p>
                <draw:g>
                  <svg:desc>Sheet1.F77:Sheet1.F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9.47">
                <text:p>9.47</text:p>
              </table:table-cell>
              <table:table-cell office:value-type="float" office:value="12.81">
                <text:p>12.81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8.11">
                <text:p>8.11</text:p>
              </table:table-cell>
              <table:table-cell office:value-type="float" office:value="19.6">
                <text:p>19.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1.69">
                <text:p>11.69</text:p>
              </table:table-cell>
              <table:table-cell office:value-type="float" office:value="20.53">
                <text:p>20.53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Main Robocup Datasets</text:p>
        </chart:title>
        <chart:legend chart:legend-position="end" svg:x="0.986cm" svg:y="0.473cm" chart:style-name="ch3"/>
        <chart:plot-area chart:style-name="ch4" table:cell-range-address="Sheet1.A167:Sheet1.A171 Sheet1.D158:Sheet1.D158 Sheet1.G4:Sheet1.G8 Sheet1.G158:Sheet1.G158 Sheet1.G18:Sheet1.G21 Sheet2.L6:Sheet2.L6 Sheet2.L9:Sheet2.L13" chart:data-source-has-labels="both" svg:x="1.42cm" svg:y="2.218cm" svg:width="14.876cm" svg:height="6.605cm">
          <chartooo:coordinate-region svg:x="2.518cm" svg:y="2.417cm" svg:width="13.778cm" svg:height="5.361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4:Sheet1.G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18:Sheet1.G21" chart:label-cell-address="Sheet1.G158:Sheet1.G158" chart:class="chart:bar">
            <chart:data-point chart:repeated="4"/>
          </chart:series>
          <chart:series chart:style-name="ch13" chart:values-cell-range-address="Sheet2.L9:Sheet2.L13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50.55">
                <text:p>50.55</text:p>
                <draw:g>
                  <svg:desc>Sheet1.G4:Sheet1.G8</svg:desc>
                </draw:g>
              </table:table-cell>
              <table:table-cell office:value-type="float" office:value="20.51">
                <text:p>20.51</text:p>
                <draw:g>
                  <svg:desc>Sheet1.G18:Sheet1.G21</svg:desc>
                </draw:g>
              </table:table-cell>
              <table:table-cell office:value-type="float" office:value="NaN">
                <text:p>NaN</text:p>
                <draw:g>
                  <svg:desc>Sheet2.L9:Sheet2.L13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45.47">
                <text:p>45.47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4.71">
                <text:p>64.71</text:p>
              </table:table-cell>
              <table:table-cell office:value-type="float" office:value="32.21">
                <text:p>32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8.23">
                <text:p>38.23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5.209cm" svg:y="0.371cm" chart:style-name="ch2">
          <text:p>The Mean Ratio of Number of Valid Matches to the 
Number of Keypoints for the Main Robocup Datasets</text:p>
        </chart:title>
        <chart:legend chart:legend-position="end" svg:x="1.508cm" svg:y="0.423cm" chart:style-name="ch3"/>
        <chart:plot-area chart:style-name="ch4" table:cell-range-address="Sheet1.A161:Sheet1.A165 Sheet1.D158:Sheet1.D158 Sheet1.G4:Sheet1.G8 Sheet1.G158:Sheet1.G158 Sheet1.G18:Sheet1.G21 Sheet2.L6:Sheet2.L6 Sheet2.L8:Sheet2.L12" chart:data-source-has-labels="both" svg:x="1.431cm" svg:y="2.362cm" svg:width="15.365cm" svg:height="8.24cm">
          <chartooo:coordinate-region svg:x="2.529cm" svg:y="2.562cm" svg:width="14.267cm" svg:height="6.995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G4:Sheet1.G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18:Sheet1.G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50.55">
                <text:p>50.55</text:p>
                <draw:g>
                  <svg:desc>Sheet1.G4:Sheet1.G8</svg:desc>
                </draw:g>
              </table:table-cell>
              <table:table-cell office:value-type="float" office:value="20.51">
                <text:p>20.51</text:p>
                <draw:g>
                  <svg:desc>Sheet1.G18:Sheet1.G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45.47">
                <text:p>45.47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4.71">
                <text:p>64.71</text:p>
              </table:table-cell>
              <table:table-cell office:value-type="float" office:value="32.21">
                <text:p>32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8.23">
                <text:p>38.23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672cm" svg:y="0.366cm" chart:style-name="ch2">
          <text:p>The Mean Total Number of FP Matches for 
Non-overlapping Images in The Main Robocup Datasets</text:p>
        </chart:title>
        <chart:legend chart:legend-position="end" svg:x="1.183cm" svg:y="0.349cm" chart:style-name="ch3"/>
        <chart:plot-area chart:style-name="ch4" table:cell-range-address="Sheet1.A161:Sheet1.A165 Sheet1.D158:Sheet1.D158 Sheet1.C10:Sheet1.C14 Sheet1.G158:Sheet1.G158 Sheet1.C24:Sheet1.C27 Sheet2.L6:Sheet2.L6 Sheet2.L8:Sheet2.L12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10:Sheet1.C14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24:Sheet1.C27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">
                <text:p>0.3</text:p>
                <draw:g>
                  <svg:desc>Sheet1.C10:Sheet1.C14</svg:desc>
                </draw:g>
              </table:table-cell>
              <table:table-cell office:value-type="float" office:value="4.11">
                <text:p>4.11</text:p>
                <draw:g>
                  <svg:desc>Sheet1.C24:Sheet1.C27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53">
                <text:p>0.53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.32">
                <text:p>1.32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">
                <text:p>0.3</text:p>
              </table:table-cell>
              <table:table-cell office:value-type="float" office:value="1.46">
                <text:p>1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.44">
                <text:p>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5.168cm" svg:y="0.354cm" chart:style-name="ch2">
          <text:p>The Mean Total Number of Valid matches for 
image pairs the Office Environment Datasets</text:p>
        </chart:title>
        <chart:legend chart:legend-position="end" svg:x="1.354cm" svg:y="0.425cm" chart:style-name="ch3"/>
        <chart:plot-area chart:style-name="ch4" table:cell-range-address="Sheet1.A161:Sheet1.A165 Sheet1.D158:Sheet1.D158 Sheet1.C33:Sheet1.C37 Sheet1.G158:Sheet1.G158 Sheet1.C47:Sheet1.C50 Sheet3.L3:Sheet3.L3 Sheet3.K1:Sheet3.K5" chart:data-source-has-labels="both" svg:x="1.4cm" svg:y="2.294cm" svg:width="13.945cm" svg:height="7.47cm">
          <chartooo:coordinate-region svg:x="2.498cm" svg:y="2.494cm" svg:width="12.847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33:Sheet1.C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47:Sheet1.C50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36.94">
                <text:p>36.94</text:p>
                <draw:g>
                  <svg:desc>Sheet1.C33:Sheet1.C37</svg:desc>
                </draw:g>
              </table:table-cell>
              <table:table-cell office:value-type="float" office:value="20.09">
                <text:p>20.09</text:p>
                <draw:g>
                  <svg:desc>Sheet1.C47:Sheet1.C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.67">
                <text:p>26.67</text:p>
              </table:table-cell>
              <table:table-cell office:value-type="float" office:value="19.23">
                <text:p>1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9.26">
                <text:p>39.26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2.57">
                <text:p>32.57</text:p>
              </table:table-cell>
              <table:table-cell office:value-type="float" office:value="34.94">
                <text:p>34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Office Environment Datasets</text:p>
        </chart:title>
        <chart:legend chart:legend-position="end" svg:x="1.006cm" svg:y="0.498cm" chart:style-name="ch3"/>
        <chart:plot-area chart:style-name="ch4" table:cell-range-address="Sheet1.A167:Sheet1.A171 Sheet1.D158:Sheet1.D158 Sheet1.G33:Sheet1.G37 Sheet1.G158:Sheet1.G158 Sheet1.G47:Sheet1.G50 Sheet3.L3:Sheet3.L3 Sheet3.N1:Sheet3.N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33:Sheet1.G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47:Sheet1.G50" chart:label-cell-address="Sheet1.G158:Sheet1.G158" chart:class="chart:bar">
            <chart:data-point chart:repeated="4"/>
          </chart:series>
          <chart:series chart:style-name="ch13" chart:values-cell-range-address="Sheet3.N1:Sheet3.N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133.18">
                <text:p>133.18</text:p>
                <draw:g>
                  <svg:desc>Sheet1.G33:Sheet1.G37</svg:desc>
                </draw:g>
              </table:table-cell>
              <table:table-cell office:value-type="float" office:value="51.45">
                <text:p>51.45</text:p>
                <draw:g>
                  <svg:desc>Sheet1.G47:Sheet1.G50</svg:desc>
                </draw:g>
              </table:table-cell>
              <table:table-cell office:value-type="float" office:value="NaN">
                <text:p>NaN</text:p>
                <draw:g>
                  <svg:desc>Sheet3.N1:Sheet3.N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31.01">
                <text:p>131.01</text:p>
              </table:table-cell>
              <table:table-cell office:value-type="float" office:value="51.87">
                <text:p>5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69.02">
                <text:p>169.02</text:p>
              </table:table-cell>
              <table:table-cell office:value-type="float" office:value="84.43">
                <text:p>8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1.07">
                <text:p>101.07</text:p>
              </table:table-cell>
              <table:table-cell office:value-type="float" office:value="53.4">
                <text:p>5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9.43">
                <text:p>6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095cm" svg:y="0.345cm" chart:style-name="ch2">
          <text:p>The Mean Total Number of Matches for image pairs for each 
algorithm in the Office Environment Datasets</text:p>
        </chart:title>
        <chart:legend chart:legend-position="end" svg:x="1.187cm" svg:y="0.544cm" chart:style-name="ch3"/>
        <chart:plot-area chart:style-name="ch4" table:cell-range-address="Sheet1.A161:Sheet1.A165 Sheet1.D158:Sheet1.D158 Sheet1.B33:Sheet1.B37 Sheet1.G158:Sheet1.G158 Sheet1.B47:Sheet1.B50 Sheet3.L3:Sheet3.L3 Sheet3.R1:Sheet3.R5" chart:data-source-has-labels="both" svg:x="1.419cm" svg:y="2.258cm" svg:width="14.812cm" svg:height="7.058cm">
          <chartooo:coordinate-region svg:x="2.702cm" svg:y="2.457cm" svg:width="13.529cm" svg:height="5.814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33:Sheet1.B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47:Sheet1.B50" chart:label-cell-address="Sheet1.G158:Sheet1.G158" chart:class="chart:bar">
            <chart:data-point chart:repeated="4"/>
          </chart:series>
          <chart:series chart:style-name="ch13" chart:values-cell-range-address="Sheet3.R1:Sheet3.R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27.72">
                <text:p>27.72</text:p>
                <draw:g>
                  <svg:desc>Sheet1.B47:Sheet1.B50</svg:desc>
                </draw:g>
              </table:table-cell>
              <table:table-cell office:value-type="float" office:value="NaN">
                <text:p>NaN</text:p>
                <draw:g>
                  <svg:desc>Sheet3.R1:Sheet3.R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2.03">
                <text:p>262.03</text:p>
              </table:table-cell>
              <table:table-cell office:value-type="float" office:value="24.68">
                <text:p>24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38.03">
                <text:p>338.03</text:p>
              </table:table-cell>
              <table:table-cell office:value-type="float" office:value="52.61">
                <text:p>5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02.14">
                <text:p>202.14</text:p>
              </table:table-cell>
              <table:table-cell office:value-type="float" office:value="45.66">
                <text:p>45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5.68">
                <text:p>2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72cm" svg:y="0.371cm" chart:style-name="ch2">
          <text:p>The Mean Ratio of Number of Valid Matches to the 
Number of Keypoints for the Office Environment Datasets</text:p>
        </chart:title>
        <chart:legend chart:legend-position="end" svg:x="1.109cm" svg:y="0.474cm" chart:style-name="ch3"/>
        <chart:plot-area chart:style-name="ch4" table:cell-range-address="Sheet1.A161:Sheet1.A165 Sheet1.D158:Sheet1.D158 Sheet1.H33:Sheet1.H37 Sheet1.G158:Sheet1.G158 Sheet1.H47:Sheet1.H50 Sheet3.L3:Sheet3.L3 Sheet3.K1:Sheet3.K5" chart:data-source-has-labels="both" svg:x="1.431cm" svg:y="2.362cm" svg:width="15.365cm" svg:height="8.24cm">
          <chartooo:coordinate-region svg:x="2.343cm" svg:y="2.562cm" svg:width="14.453cm" svg:height="7.393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H33:Sheet1.H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H47:Sheet1.H50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159633578615408">
                <text:p>0.159633578615408</text:p>
                <draw:g>
                  <svg:desc>Sheet1.H33:Sheet1.H37</svg:desc>
                </draw:g>
              </table:table-cell>
              <table:table-cell office:value-type="float" office:value="0.264723032069971">
                <text:p>0.264723032069971</text:p>
                <draw:g>
                  <svg:desc>Sheet1.H47:Sheet1.H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113808106251431">
                <text:p>0.113808106251431</text:p>
              </table:table-cell>
              <table:table-cell office:value-type="float" office:value="0.246963562753036">
                <text:p>0.246963562753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140338421488581">
                <text:p>0.140338421488581</text:p>
              </table:table-cell>
              <table:table-cell office:value-type="float" office:value="0.232144972166292">
                <text:p>0.232144972166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181062629860493">
                <text:p>0.181062629860493</text:p>
              </table:table-cell>
              <table:table-cell office:value-type="float" office:value="0.384456928838951">
                <text:p>0.384456928838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30447933170099">
                <text:p>0.23044793317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